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officeooo:rsid="0046406e" officeooo:paragraph-rsid="0046406e"/>
    </style:style>
    <style:style style:name="P2" style:family="paragraph" style:parent-style-name="Standard">
      <style:text-properties style:font-name="Arial"/>
    </style:style>
    <style:style style:name="P3" style:family="paragraph" style:parent-style-name="Standard">
      <style:paragraph-properties fo:line-height="150%" fo:text-align="justify" style:justify-single-word="false"/>
      <style:text-properties style:font-name="Arial" fo:font-size="12pt" fo:language="de" fo:country="DE" officeooo:rsid="0019fb35" officeooo:paragraph-rsid="0019fb35" style:font-size-asian="12pt" style:font-size-complex="12pt"/>
    </style:style>
    <style:style style:name="P4" style:family="paragraph" style:parent-style-name="Standard">
      <style:paragraph-properties fo:line-height="150%" fo:text-align="justify" style:justify-single-word="false"/>
      <style:text-properties style:font-name="Arial" fo:font-size="12pt" fo:language="de" fo:country="DE" officeooo:rsid="001a7b9a" officeooo:paragraph-rsid="002c1d45" style:font-size-asian="12pt" style:font-size-complex="12pt"/>
    </style:style>
    <style:style style:name="P5" style:family="paragraph" style:parent-style-name="Standard">
      <style:paragraph-properties fo:line-height="150%" fo:text-align="justify" style:justify-single-word="false"/>
      <style:text-properties style:font-name="Arial" fo:font-size="12pt" fo:language="de" fo:country="DE" officeooo:rsid="0021c7f1" officeooo:paragraph-rsid="002c1d45" style:font-size-asian="12pt" style:font-size-complex="12pt"/>
    </style:style>
    <style:style style:name="P6" style:family="paragraph" style:parent-style-name="Standard">
      <style:paragraph-properties fo:line-height="150%" fo:text-align="justify" style:justify-single-word="false"/>
      <style:text-properties style:font-name="Arial" fo:font-size="12pt" fo:language="de" fo:country="DE" officeooo:rsid="002f82d1" officeooo:paragraph-rsid="002f82d1" style:font-size-asian="12pt" style:font-size-complex="12pt"/>
    </style:style>
    <style:style style:name="P7" style:family="paragraph" style:parent-style-name="Standard">
      <style:paragraph-properties fo:line-height="150%" fo:text-align="justify" style:justify-single-word="false"/>
      <style:text-properties style:font-name="Arial" fo:font-size="12pt" fo:language="de" fo:country="DE" officeooo:rsid="00309328" officeooo:paragraph-rsid="00309328" style:font-size-asian="12pt" style:font-size-complex="12pt"/>
    </style:style>
    <style:style style:name="P8" style:family="paragraph" style:parent-style-name="Standard">
      <style:paragraph-properties fo:line-height="150%" fo:text-align="justify" style:justify-single-word="false"/>
      <style:text-properties style:font-name="Arial" fo:font-size="12pt" fo:language="de" fo:country="DE" officeooo:rsid="0030fde3" officeooo:paragraph-rsid="0030fde3" style:font-size-asian="12pt" style:font-size-complex="12pt"/>
    </style:style>
    <style:style style:name="P9" style:family="paragraph" style:parent-style-name="Standard">
      <style:paragraph-properties fo:line-height="150%" fo:text-align="justify" style:justify-single-word="false"/>
      <style:text-properties style:font-name="Arial" fo:font-size="12pt" fo:language="de" fo:country="DE" officeooo:rsid="0035fb36" officeooo:paragraph-rsid="00312c8d"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officeooo:rsid="004b8680" officeooo:paragraph-rsid="00480524" style:font-size-asian="12pt" style:font-size-complex="12pt"/>
    </style:style>
    <style:style style:name="P11" style:family="paragraph" style:parent-style-name="Standard">
      <style:paragraph-properties fo:line-height="150%" fo:text-align="justify" style:justify-single-word="false"/>
      <style:text-properties style:font-name="Arial" fo:font-size="12pt" fo:language="de" fo:country="DE" officeooo:rsid="006ac68e" officeooo:paragraph-rsid="006ac68e" style:font-size-asian="12pt" style:font-size-complex="12pt"/>
    </style:style>
    <style:style style:name="P12" style:family="paragraph" style:parent-style-name="Standard">
      <style:paragraph-properties fo:line-height="150%" fo:text-align="justify" style:justify-single-word="false"/>
      <style:text-properties style:font-name="Arial" fo:font-size="12pt" officeooo:paragraph-rsid="002c1d45" style:font-size-asian="12pt" style:font-size-complex="12pt"/>
    </style:style>
    <style:style style:name="P13" style:family="paragraph" style:parent-style-name="Standard">
      <style:paragraph-properties fo:line-height="150%" fo:text-align="justify" style:justify-single-word="false"/>
      <style:text-properties style:font-name="Arial" fo:font-size="12pt" officeooo:paragraph-rsid="002d732c" style:font-size-asian="12pt" style:font-size-complex="12pt"/>
    </style:style>
    <style:style style:name="P14" style:family="paragraph" style:parent-style-name="Standard">
      <style:paragraph-properties fo:line-height="150%" fo:text-align="justify" style:justify-single-word="false"/>
      <style:text-properties style:font-name="Arial" fo:font-size="12pt" officeooo:rsid="00309328" officeooo:paragraph-rsid="00309328" style:font-size-asian="12pt" style:font-size-complex="12pt"/>
    </style:style>
    <style:style style:name="P15" style:family="paragraph" style:parent-style-name="Standard">
      <style:paragraph-properties fo:line-height="150%" fo:text-align="justify" style:justify-single-word="false"/>
      <style:text-properties style:font-name="Arial" fo:font-size="12pt" officeooo:rsid="002f82d1" officeooo:paragraph-rsid="002f82d1" style:font-size-asian="12pt" style:font-size-complex="12pt"/>
    </style:style>
    <style:style style:name="P16" style:family="paragraph" style:parent-style-name="Standard">
      <style:paragraph-properties fo:line-height="150%" fo:text-align="justify" style:justify-single-word="false"/>
      <style:text-properties style:font-name="Arial" fo:font-size="12pt" officeooo:rsid="0030fde3" officeooo:paragraph-rsid="0030fde3" style:font-size-asian="12pt" style:font-size-complex="12pt"/>
    </style:style>
    <style:style style:name="P17" style:family="paragraph" style:parent-style-name="Standard">
      <style:paragraph-properties fo:line-height="150%" fo:text-align="justify" style:justify-single-word="false"/>
      <style:text-properties style:font-name="Arial" fo:font-size="12pt" officeooo:rsid="0035fd08" officeooo:paragraph-rsid="00372427" style:font-size-asian="12pt" style:font-size-complex="12pt"/>
    </style:style>
    <style:style style:name="P18" style:family="paragraph" style:parent-style-name="Standard">
      <style:paragraph-properties fo:line-height="150%" fo:text-align="justify" style:justify-single-word="false"/>
      <style:text-properties style:font-name="Arial" fo:font-size="12pt" officeooo:rsid="009dba4d" officeooo:paragraph-rsid="009dba4d" style:font-size-asian="12pt" style:font-size-complex="12pt"/>
    </style:style>
    <style:style style:name="P19" style:family="paragraph" style:parent-style-name="Standard">
      <style:text-properties style:font-name="Arial" officeooo:rsid="0066b5cf" officeooo:paragraph-rsid="0066b5cf"/>
    </style:style>
    <style:style style:name="P20" style:family="paragraph" style:parent-style-name="Standard">
      <style:paragraph-properties fo:line-height="150%" fo:text-align="justify" style:justify-single-word="false"/>
      <style:text-properties style:font-name="Arial" officeooo:rsid="0066b5cf" officeooo:paragraph-rsid="0066b5cf"/>
    </style:style>
    <style:style style:name="P21" style:family="paragraph" style:parent-style-name="Standard">
      <style:paragraph-properties fo:line-height="150%" fo:text-align="justify" style:justify-single-word="false"/>
      <style:text-properties style:font-name="Arial" officeooo:rsid="0067a242" officeooo:paragraph-rsid="0067a242"/>
    </style:style>
    <style:style style:name="P22" style:family="paragraph" style:parent-style-name="Standard">
      <style:paragraph-properties fo:line-height="150%" fo:text-align="justify" style:justify-single-word="false"/>
      <style:text-properties style:font-name="Arial" officeooo:rsid="0061d333" officeooo:paragraph-rsid="0061d333"/>
    </style:style>
    <style:style style:name="P23" style:family="paragraph" style:parent-style-name="Standard">
      <style:paragraph-properties fo:line-height="150%" fo:text-align="justify" style:justify-single-word="false"/>
      <style:text-properties style:font-name="Arial" officeooo:rsid="006ac68e" officeooo:paragraph-rsid="006ac68e"/>
    </style:style>
    <style:style style:name="P24" style:family="paragraph" style:parent-style-name="Standard">
      <style:paragraph-properties fo:line-height="150%" fo:text-align="justify" style:justify-single-word="false"/>
      <style:text-properties style:font-name="Arial" officeooo:rsid="006ad8eb" officeooo:paragraph-rsid="006d2555"/>
    </style:style>
    <style:style style:name="P25" style:family="paragraph" style:parent-style-name="Standard">
      <style:paragraph-properties fo:line-height="150%" fo:text-align="justify" style:justify-single-word="false"/>
      <style:text-properties style:font-name="Arial" officeooo:rsid="006f1a1c" officeooo:paragraph-rsid="006f1a1c"/>
    </style:style>
    <style:style style:name="P26" style:family="paragraph" style:parent-style-name="Standard">
      <style:paragraph-properties fo:line-height="150%" fo:text-align="justify" style:justify-single-word="false"/>
      <style:text-properties style:font-name="Arial" officeooo:rsid="006419ec" officeooo:paragraph-rsid="0067a242"/>
    </style:style>
    <style:style style:name="P27" style:family="paragraph" style:parent-style-name="Standard">
      <style:paragraph-properties fo:line-height="150%" fo:text-align="justify" style:justify-single-word="false"/>
      <style:text-properties style:font-name="Arial" officeooo:rsid="0078ae45"/>
    </style:style>
    <style:style style:name="P28" style:family="paragraph" style:parent-style-name="Standard">
      <style:paragraph-properties fo:line-height="150%" fo:text-align="justify" style:justify-single-word="false"/>
      <style:text-properties style:font-name="Arial" officeooo:rsid="0078ae45" officeooo:paragraph-rsid="0078ae45"/>
    </style:style>
    <style:style style:name="P29" style:family="paragraph" style:parent-style-name="Standard">
      <style:paragraph-properties fo:line-height="150%" fo:text-align="justify" style:justify-single-word="false"/>
      <style:text-properties style:font-name="Arial" officeooo:rsid="007958b0" officeooo:paragraph-rsid="007958b0"/>
    </style:style>
    <style:style style:name="P30" style:family="paragraph" style:parent-style-name="Standard">
      <style:paragraph-properties fo:line-height="150%" fo:text-align="justify" style:justify-single-word="false"/>
      <style:text-properties style:font-name="Arial" officeooo:rsid="007a2064" officeooo:paragraph-rsid="007a2064"/>
    </style:style>
    <style:style style:name="P31" style:family="paragraph" style:parent-style-name="Standard">
      <style:paragraph-properties fo:line-height="150%" fo:text-align="justify" style:justify-single-word="false"/>
      <style:text-properties style:font-name="Arial" officeooo:rsid="007ae210"/>
    </style:style>
    <style:style style:name="P32" style:family="paragraph" style:parent-style-name="Standard">
      <style:paragraph-properties fo:line-height="150%" fo:text-align="justify" style:justify-single-word="false"/>
      <style:text-properties style:font-name="Arial" officeooo:rsid="007b4221" officeooo:paragraph-rsid="007b4221"/>
    </style:style>
    <style:style style:name="P33" style:family="paragraph" style:parent-style-name="Standard">
      <style:paragraph-properties fo:line-height="150%" fo:text-align="justify" style:justify-single-word="false"/>
      <style:text-properties style:font-name="Arial" officeooo:rsid="00807ded" officeooo:paragraph-rsid="00807ded"/>
    </style:style>
    <style:style style:name="P34" style:family="paragraph" style:parent-style-name="Standard">
      <style:paragraph-properties fo:line-height="150%" fo:text-align="justify" style:justify-single-word="false"/>
      <style:text-properties style:font-name="Arial" officeooo:rsid="0081018c" officeooo:paragraph-rsid="0081018c"/>
    </style:style>
    <style:style style:name="P35" style:family="paragraph" style:parent-style-name="Standard">
      <style:text-properties style:font-name="Arial" officeooo:rsid="008277f9" officeooo:paragraph-rsid="008277f9"/>
    </style:style>
    <style:style style:name="P36" style:family="paragraph" style:parent-style-name="Standard">
      <style:paragraph-properties fo:line-height="150%" fo:text-align="justify" style:justify-single-word="false"/>
      <style:text-properties style:font-name="Arial" officeooo:rsid="008277f9" officeooo:paragraph-rsid="008277f9"/>
    </style:style>
    <style:style style:name="P37" style:family="paragraph" style:parent-style-name="Standard">
      <style:paragraph-properties fo:line-height="150%" fo:text-align="justify" style:justify-single-word="false"/>
      <style:text-properties style:font-name="Arial" officeooo:rsid="0084ba70" officeooo:paragraph-rsid="0084ba70"/>
    </style:style>
    <style:style style:name="P38" style:family="paragraph" style:parent-style-name="Standard">
      <style:paragraph-properties fo:line-height="150%" fo:text-align="justify" style:justify-single-word="false"/>
      <style:text-properties style:font-name="Arial" officeooo:rsid="0084ba70" officeooo:paragraph-rsid="00a54d50"/>
    </style:style>
    <style:style style:name="P39" style:family="paragraph" style:parent-style-name="Standard">
      <style:paragraph-properties fo:line-height="150%" fo:text-align="justify" style:justify-single-word="false"/>
      <style:text-properties style:font-name="Arial" officeooo:rsid="0086b558" officeooo:paragraph-rsid="0086b558"/>
    </style:style>
    <style:style style:name="P40" style:family="paragraph" style:parent-style-name="Standard">
      <style:paragraph-properties fo:line-height="150%" fo:text-align="justify" style:justify-single-word="false"/>
      <style:text-properties style:font-name="Arial" officeooo:rsid="008887dc" officeooo:paragraph-rsid="008887dc"/>
    </style:style>
    <style:style style:name="P41" style:family="paragraph" style:parent-style-name="Standard">
      <style:paragraph-properties fo:line-height="150%" fo:text-align="justify" style:justify-single-word="false"/>
      <style:text-properties style:font-name="Arial" officeooo:rsid="008a467a" officeooo:paragraph-rsid="008a467a"/>
    </style:style>
    <style:style style:name="P42" style:family="paragraph" style:parent-style-name="Standard">
      <style:paragraph-properties fo:line-height="150%" fo:text-align="justify" style:justify-single-word="false"/>
      <style:text-properties style:font-name="Arial" officeooo:rsid="008aee40" officeooo:paragraph-rsid="008aee40"/>
    </style:style>
    <style:style style:name="P43" style:family="paragraph" style:parent-style-name="Standard">
      <style:paragraph-properties fo:line-height="150%" fo:text-align="justify" style:justify-single-word="false"/>
      <style:text-properties style:font-name="Arial" officeooo:rsid="008d1bef" officeooo:paragraph-rsid="008d1bef"/>
    </style:style>
    <style:style style:name="P44" style:family="paragraph" style:parent-style-name="Standard">
      <style:text-properties style:font-name="Arial" officeooo:rsid="00900666" officeooo:paragraph-rsid="00900666"/>
    </style:style>
    <style:style style:name="P45" style:family="paragraph" style:parent-style-name="Standard">
      <style:paragraph-properties fo:line-height="150%" fo:text-align="justify" style:justify-single-word="false"/>
      <style:text-properties style:font-name="Arial" officeooo:rsid="0091e8df" officeooo:paragraph-rsid="0091e8df"/>
    </style:style>
    <style:style style:name="P46" style:family="paragraph" style:parent-style-name="Standard">
      <style:text-properties style:font-name="Arial" officeooo:rsid="0093de50" officeooo:paragraph-rsid="0093de50"/>
    </style:style>
    <style:style style:name="P47" style:family="paragraph" style:parent-style-name="Standard">
      <style:paragraph-properties fo:line-height="150%" fo:text-align="justify" style:justify-single-word="false"/>
      <style:text-properties style:font-name="Arial" officeooo:rsid="0094f9c8" officeooo:paragraph-rsid="0094f9c8"/>
    </style:style>
    <style:style style:name="P48" style:family="paragraph" style:parent-style-name="Standard">
      <style:paragraph-properties fo:line-height="150%" fo:text-align="justify" style:justify-single-word="false"/>
      <style:text-properties style:font-name="Arial" officeooo:rsid="009c908c" officeooo:paragraph-rsid="009c908c"/>
    </style:style>
    <style:style style:name="P49" style:family="paragraph" style:parent-style-name="Standard">
      <style:paragraph-properties fo:line-height="150%" fo:text-align="justify" style:justify-single-word="false"/>
      <style:text-properties style:font-name="Arial" officeooo:rsid="00963cb3" officeooo:paragraph-rsid="00963cb3"/>
    </style:style>
    <style:style style:name="P50" style:family="paragraph" style:parent-style-name="Standard">
      <style:paragraph-properties fo:line-height="150%" fo:text-align="justify" style:justify-single-word="false"/>
      <style:text-properties style:font-name="Arial" officeooo:rsid="0098f9d3" officeooo:paragraph-rsid="0098f9d3"/>
    </style:style>
    <style:style style:name="P51" style:family="paragraph" style:parent-style-name="Standard">
      <style:paragraph-properties fo:line-height="150%" fo:text-align="justify" style:justify-single-word="false"/>
      <style:text-properties style:font-name="Arial" officeooo:rsid="009af193" officeooo:paragraph-rsid="009af193"/>
    </style:style>
    <style:style style:name="P52" style:family="paragraph" style:parent-style-name="Standard">
      <style:paragraph-properties fo:line-height="150%" fo:text-align="justify" style:justify-single-word="false"/>
      <style:text-properties style:font-name="Arial" officeooo:rsid="009e6d9e" officeooo:paragraph-rsid="009e6d9e"/>
    </style:style>
    <style:style style:name="P53" style:family="paragraph" style:parent-style-name="Standard">
      <style:paragraph-properties fo:line-height="150%" fo:text-align="justify" style:justify-single-word="false"/>
      <style:text-properties officeooo:paragraph-rsid="00480524"/>
    </style:style>
    <style:style style:name="P54" style:family="paragraph" style:parent-style-name="Standard">
      <style:paragraph-properties fo:line-height="150%" fo:text-align="justify" style:justify-single-word="false"/>
      <style:text-properties officeooo:paragraph-rsid="008aee40"/>
    </style:style>
    <style:style style:name="P55" style:family="paragraph" style:parent-style-name="Standard">
      <style:paragraph-properties fo:line-height="150%" fo:text-align="justify" style:justify-single-word="false"/>
      <style:text-properties fo:font-size="12pt" officeooo:paragraph-rsid="00398f29" style:font-size-asian="12pt" style:font-size-complex="12pt"/>
    </style:style>
    <style:style style:name="P56" style:family="paragraph" style:parent-style-name="Standard">
      <style:paragraph-properties fo:line-height="150%" fo:text-align="justify" style:justify-single-word="false"/>
      <style:text-properties officeooo:rsid="005c774f" officeooo:paragraph-rsid="005c774f"/>
    </style:style>
    <style:style style:name="P57" style:family="paragraph" style:parent-style-name="Standard">
      <style:paragraph-properties fo:line-height="150%" fo:text-align="justify" style:justify-single-word="false"/>
      <style:text-properties style:font-name="Arial2" fo:font-size="12pt" fo:language="de" fo:country="DE" fo:font-style="normal" style:text-underline-style="none" officeooo:rsid="006b8dc4" officeooo:paragraph-rsid="006d2555" style:font-size-asian="12pt" style:font-style-asian="normal" style:font-size-complex="12pt" style:font-style-complex="normal"/>
    </style:style>
    <style:style style:name="P58" style:family="paragraph" style:parent-style-name="Standard">
      <style:paragraph-properties fo:line-height="150%" fo:text-align="justify" style:justify-single-word="false"/>
      <style:text-properties style:font-name="Arial2" fo:font-size="12pt" fo:language="de" fo:country="DE" fo:font-style="normal" style:text-underline-style="none" officeooo:rsid="006d2555" officeooo:paragraph-rsid="006d2555" style:font-size-asian="12pt" style:font-style-asian="normal" style:font-size-complex="12pt" style:font-style-complex="normal"/>
    </style:style>
    <style:style style:name="P59" style:family="paragraph" style:parent-style-name="Standard">
      <style:paragraph-properties fo:line-height="150%" fo:text-align="justify" style:justify-single-word="false"/>
      <style:text-properties style:font-name="Arial2" fo:font-size="12pt" fo:language="de" fo:country="DE" fo:font-style="normal" style:text-underline-style="none" officeooo:rsid="006f1a1c" officeooo:paragraph-rsid="006f1a1c" style:font-size-asian="12pt" style:font-style-asian="normal" style:font-size-complex="12pt" style:font-style-complex="normal"/>
    </style:style>
    <style:style style:name="P60" style:family="paragraph" style:parent-style-name="Subtitle">
      <style:paragraph-properties fo:break-before="page"/>
    </style:style>
    <style:style style:name="P61" style:family="paragraph" style:parent-style-name="Standard">
      <style:paragraph-properties fo:line-height="150%" fo:text-align="justify" style:justify-single-word="false" fo:break-before="page"/>
      <style:text-properties style:font-name="Arial" officeooo:rsid="0084ba70" officeooo:paragraph-rsid="0084ba70"/>
    </style:style>
    <style:style style:name="P62" style:family="paragraph" style:parent-style-name="Text_20_body">
      <style:text-properties officeooo:rsid="0046406e" officeooo:paragraph-rsid="0046406e"/>
    </style:style>
    <style:style style:name="P63" style:family="paragraph" style:parent-style-name="Text_20_body">
      <style:text-properties style:font-name="Arial" fo:language="de" fo:country="DE" officeooo:rsid="00309328" officeooo:paragraph-rsid="0046406e"/>
    </style:style>
    <style:style style:name="P64" style:family="paragraph" style:parent-style-name="Text_20_body">
      <style:paragraph-properties fo:text-align="center" style:justify-single-word="false"/>
      <style:text-properties style:font-name="Arial" fo:font-size="18pt" officeooo:rsid="00963cb3" officeooo:paragraph-rsid="00963cb3" style:font-size-asian="15.75pt" style:font-size-complex="18pt"/>
    </style:style>
    <style:style style:name="P65" style:family="paragraph" style:parent-style-name="Text_20_body">
      <style:paragraph-properties fo:text-align="start" style:justify-single-word="false"/>
      <style:text-properties style:font-name="Arial" fo:font-size="14pt" officeooo:rsid="00963cb3" officeooo:paragraph-rsid="0097859c" style:font-size-asian="14pt" style:font-size-complex="14pt"/>
    </style:style>
    <style:style style:name="P66" style:family="paragraph" style:parent-style-name="Text_20_body">
      <style:text-properties officeooo:paragraph-rsid="00527109"/>
    </style:style>
    <style:style style:name="P67" style:family="paragraph" style:parent-style-name="Text_20_body">
      <style:text-properties officeooo:paragraph-rsid="006613db"/>
    </style:style>
    <style:style style:name="P68" style:family="paragraph" style:parent-style-name="Text_20_body">
      <style:text-properties fo:font-size="13.5pt" fo:font-style="normal" fo:font-weight="bold" style:font-size-asian="13.5pt" style:font-style-asian="normal" style:font-weight-asian="bold" style:font-size-complex="13.5pt" style:font-style-complex="normal" style:font-weight-complex="bold"/>
    </style:style>
    <style:style style:name="P69" style:family="paragraph" style:parent-style-name="Text_20_body">
      <style:text-properties officeooo:rsid="0093de50" officeooo:paragraph-rsid="0093de50"/>
    </style:style>
    <style:style style:name="P70" style:family="paragraph" style:parent-style-name="Text_20_body">
      <style:text-properties officeooo:paragraph-rsid="00963cb3"/>
    </style:style>
    <style:style style:name="P71" style:family="paragraph" style:parent-style-name="Text_20_body">
      <style:text-properties fo:font-size="14pt" officeooo:rsid="00963cb3" officeooo:paragraph-rsid="00963cb3" style:font-size-asian="12.25pt" style:font-size-complex="14pt"/>
    </style:style>
    <style:style style:name="P72" style:family="paragraph" style:parent-style-name="Text_20_body">
      <style:text-properties fo:font-size="24pt" officeooo:paragraph-rsid="00963cb3" style:font-size-asian="24pt" style:font-size-complex="24pt"/>
    </style:style>
    <style:style style:name="P73" style:family="paragraph" style:parent-style-name="Text_20_body">
      <style:text-properties fo:language="de" fo:country="DE"/>
    </style:style>
    <style:style style:name="P74" style:family="paragraph" style:parent-style-name="Title">
      <style:text-properties officeooo:paragraph-rsid="00963cb3"/>
    </style:style>
    <style:style style:name="P75" style:family="paragraph" style:parent-style-name="Footnote">
      <style:text-properties officeooo:paragraph-rsid="008e3730"/>
    </style:style>
    <style:style style:name="P76" style:family="paragraph" style:parent-style-name="Footnote">
      <style:text-properties officeooo:rsid="00902e6f" officeooo:paragraph-rsid="00902e6f"/>
    </style:style>
    <style:style style:name="P77" style:family="paragraph" style:parent-style-name="Footnote">
      <style:text-properties officeooo:rsid="0091e8df" officeooo:paragraph-rsid="0091e8df"/>
    </style:style>
    <style:style style:name="P78" style:family="paragraph" style:parent-style-name="Footnote">
      <style:text-properties style:font-name="Arial" officeooo:rsid="00902e6f" officeooo:paragraph-rsid="0093de50"/>
    </style:style>
    <style:style style:name="P79" style:family="paragraph" style:parent-style-name="Footnote">
      <style:text-properties officeooo:rsid="00949809" officeooo:paragraph-rsid="00949809"/>
    </style:style>
    <style:style style:name="P80" style:family="paragraph" style:parent-style-name="Footnote">
      <style:text-properties officeooo:rsid="009af193" officeooo:paragraph-rsid="009af193"/>
    </style:style>
    <style:style style:name="P81" style:family="paragraph" style:parent-style-name="Footnote">
      <style:text-properties officeooo:rsid="0091bfcc" officeooo:paragraph-rsid="009ff6ad"/>
    </style:style>
    <style:style style:name="P82" style:family="paragraph" style:parent-style-name="Footnote">
      <style:text-properties officeooo:rsid="00901dfc" officeooo:paragraph-rsid="009ff6ad"/>
    </style:style>
    <style:style style:name="P83" style:family="paragraph" style:parent-style-name="Footnote">
      <style:text-properties officeooo:rsid="00900666" officeooo:paragraph-rsid="00a03be1"/>
    </style:style>
    <style:style style:name="P84" style:family="paragraph" style:parent-style-name="Footnote">
      <style:text-properties officeooo:paragraph-rsid="00ab2638"/>
    </style:style>
    <style:style style:name="P85" style:family="paragraph" style:parent-style-name="Text_20_body" style:master-page-name="First_20_Page">
      <style:paragraph-properties fo:text-align="start" style:justify-single-word="false" style:page-number="auto"/>
      <style:text-properties style:font-name="Arial" fo:font-size="14pt" officeooo:rsid="00963cb3" officeooo:paragraph-rsid="0097859c" style:font-size-asian="14pt" style:font-size-complex="14pt"/>
    </style:style>
    <style:style style:name="P86" style:family="paragraph" style:parent-style-name="Heading_20_4" style:master-page-name="">
      <style:paragraph-properties style:page-number="auto" fo:break-before="auto" fo:break-after="auto"/>
      <style:text-properties fo:font-size="13.5pt" fo:font-style="normal" fo:font-weight="bold" officeooo:rsid="008277f9" officeooo:paragraph-rsid="008277f9" style:font-size-asian="13.5pt" style:font-style-asian="normal" style:font-weight-asian="bold" style:font-size-complex="13.5pt" style:font-style-complex="normal" style:font-weight-complex="bold"/>
    </style:style>
    <style:style style:name="P87" style:family="paragraph" style:parent-style-name="Heading_20_2">
      <style:paragraph-properties fo:break-before="page"/>
    </style:style>
    <style:style style:name="P88" style:family="paragraph" style:parent-style-name="Heading_20_2" style:master-page-name="">
      <style:paragraph-properties style:page-number="auto" fo:break-before="auto" fo:break-after="auto"/>
    </style:style>
    <style:style style:name="P89" style:family="paragraph" style:parent-style-name="Contents_20_2">
      <style:paragraph-properties>
        <style:tab-stops>
          <style:tab-stop style:position="14.501cm" style:type="right" style:leader-style="dotted" style:leader-text="."/>
        </style:tab-stops>
      </style:paragraph-properties>
    </style:style>
    <style:style style:name="P90" style:family="paragraph" style:parent-style-name="Contents_20_4">
      <style:paragraph-properties>
        <style:tab-stops>
          <style:tab-stop style:position="13.503cm" style:type="right" style:leader-style="dotted" style:leader-text="."/>
        </style:tab-stops>
      </style:paragraph-properties>
    </style:style>
    <style:style style:name="P91" style:family="paragraph" style:parent-style-name="Contents_20_1">
      <style:paragraph-properties>
        <style:tab-stops>
          <style:tab-stop style:position="15cm" style:type="right" style:leader-style="dotted" style:leader-text="."/>
        </style:tab-stops>
      </style:paragraph-properties>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rsid="006613db" officeooo:paragraph-rsid="006613db"/>
    </style:style>
    <style:style style:name="P94" style:family="paragraph" style:parent-style-name="Heading_20_3">
      <style:text-properties officeooo:rsid="00527109" officeooo:paragraph-rsid="00527109"/>
    </style:style>
    <style:style style:name="P95" style:family="paragraph" style:parent-style-name="Heading_20_3" style:master-page-name="">
      <style:paragraph-properties style:page-number="auto" fo:break-before="auto" fo:break-after="auto"/>
    </style:style>
    <style:style style:name="P96" style:family="paragraph" style:parent-style-name="Heading_20_3">
      <style:paragraph-properties fo:break-before="page"/>
    </style:style>
    <style:style style:name="P97"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fo:language="de" fo:country="DE"/>
    </style:style>
    <style:style style:name="T2" style:family="text">
      <style:text-properties fo:language="de" fo:country="DE" officeooo:rsid="001a1dc9"/>
    </style:style>
    <style:style style:name="T3" style:family="text">
      <style:text-properties fo:language="de" fo:country="DE" officeooo:rsid="001a7b9a"/>
    </style:style>
    <style:style style:name="T4" style:family="text">
      <style:text-properties fo:language="de" fo:country="DE" officeooo:rsid="001bd12f"/>
    </style:style>
    <style:style style:name="T5" style:family="text">
      <style:text-properties fo:language="de" fo:country="DE" officeooo:rsid="001d6490"/>
    </style:style>
    <style:style style:name="T6" style:family="text">
      <style:text-properties fo:language="de" fo:country="DE" officeooo:rsid="001f06ac"/>
    </style:style>
    <style:style style:name="T7" style:family="text">
      <style:text-properties fo:language="de" fo:country="DE" officeooo:rsid="00209bb9"/>
    </style:style>
    <style:style style:name="T8" style:family="text">
      <style:text-properties fo:language="de" fo:country="DE" officeooo:rsid="0021c7f1"/>
    </style:style>
    <style:style style:name="T9" style:family="text">
      <style:text-properties fo:language="de" fo:country="DE" officeooo:rsid="0021e861"/>
    </style:style>
    <style:style style:name="T10" style:family="text">
      <style:text-properties fo:language="de" fo:country="DE" officeooo:rsid="0024e96d"/>
    </style:style>
    <style:style style:name="T11" style:family="text">
      <style:text-properties fo:language="de" fo:country="DE" officeooo:rsid="00265c4f"/>
    </style:style>
    <style:style style:name="T12" style:family="text">
      <style:text-properties fo:language="de" fo:country="DE" officeooo:rsid="002867d5"/>
    </style:style>
    <style:style style:name="T13" style:family="text">
      <style:text-properties fo:language="de" fo:country="DE" officeooo:rsid="0028d23a"/>
    </style:style>
    <style:style style:name="T14" style:family="text">
      <style:text-properties fo:language="de" fo:country="DE" officeooo:rsid="00298037"/>
    </style:style>
    <style:style style:name="T15" style:family="text">
      <style:text-properties fo:language="de" fo:country="DE" officeooo:rsid="002d732c"/>
    </style:style>
    <style:style style:name="T16" style:family="text">
      <style:text-properties fo:language="de" fo:country="DE" officeooo:rsid="00309328"/>
    </style:style>
    <style:style style:name="T17" style:family="text">
      <style:text-properties fo:language="de" fo:country="DE" officeooo:rsid="0030fde3"/>
    </style:style>
    <style:style style:name="T18" style:family="text">
      <style:text-properties fo:language="de" fo:country="DE" officeooo:rsid="00312c8d"/>
    </style:style>
    <style:style style:name="T19" style:family="text">
      <style:text-properties fo:language="de" fo:country="DE" officeooo:rsid="0035fb36"/>
    </style:style>
    <style:style style:name="T20" style:family="text">
      <style:text-properties fo:language="de" fo:country="DE" officeooo:rsid="00372427"/>
    </style:style>
    <style:style style:name="T21" style:family="text">
      <style:text-properties fo:language="de" fo:country="DE" officeooo:rsid="003c7149"/>
    </style:style>
    <style:style style:name="T22" style:family="text">
      <style:text-properties fo:language="de" fo:country="DE" officeooo:rsid="003ca42d"/>
    </style:style>
    <style:style style:name="T23" style:family="text">
      <style:text-properties fo:language="de" fo:country="DE" officeooo:rsid="003f7580"/>
    </style:style>
    <style:style style:name="T24" style:family="text">
      <style:text-properties fo:language="de" fo:country="DE" officeooo:rsid="0040b974"/>
    </style:style>
    <style:style style:name="T25" style:family="text">
      <style:text-properties fo:language="de" fo:country="DE" officeooo:rsid="00480524"/>
    </style:style>
    <style:style style:name="T26" style:family="text">
      <style:text-properties fo:language="de" fo:country="DE" officeooo:rsid="00527fb2"/>
    </style:style>
    <style:style style:name="T27" style:family="text">
      <style:text-properties fo:language="de" fo:country="DE" officeooo:rsid="00a224ec"/>
    </style:style>
    <style:style style:name="T28" style:family="text">
      <style:text-properties fo:language="de" fo:country="DE" officeooo:rsid="00a38128"/>
    </style:style>
    <style:style style:name="T29" style:family="text">
      <style:text-properties fo:language="de" fo:country="DE" officeooo:rsid="00afbf55"/>
    </style:style>
    <style:style style:name="T30" style:family="text">
      <style:text-properties style:font-name="Arial"/>
    </style:style>
    <style:style style:name="T31" style:family="text">
      <style:text-properties style:font-name="Arial" fo:language="de" fo:country="DE" officeooo:rsid="00312c8d"/>
    </style:style>
    <style:style style:name="T32" style:family="text">
      <style:text-properties style:font-name="Arial" fo:language="de" fo:country="DE" officeooo:rsid="0032e41d"/>
    </style:style>
    <style:style style:name="T33" style:family="text">
      <style:text-properties style:font-name="Arial" fo:language="de" fo:country="DE" officeooo:rsid="004292bc"/>
    </style:style>
    <style:style style:name="T34" style:family="text">
      <style:text-properties style:font-name="Arial" fo:language="de" fo:country="DE" officeooo:rsid="0035fb36"/>
    </style:style>
    <style:style style:name="T35" style:family="text">
      <style:text-properties style:font-name="Arial" fo:language="de" fo:country="DE" officeooo:rsid="00398f29"/>
    </style:style>
    <style:style style:name="T36" style:family="text">
      <style:text-properties style:font-name="Arial" fo:language="de" fo:country="DE" officeooo:rsid="00395139"/>
    </style:style>
    <style:style style:name="T37" style:family="text">
      <style:text-properties style:font-name="Arial" fo:language="de" fo:country="DE" officeooo:rsid="0042ec71"/>
    </style:style>
    <style:style style:name="T38" style:family="text">
      <style:text-properties style:font-name="Arial" fo:language="de" fo:country="DE" officeooo:rsid="003b6557"/>
    </style:style>
    <style:style style:name="T39" style:family="text">
      <style:text-properties style:font-name="Arial" fo:language="de" fo:country="DE" officeooo:rsid="00afbf55"/>
    </style:style>
    <style:style style:name="T40" style:family="text">
      <style:text-properties style:font-name="Arial" fo:font-size="12pt" fo:language="de" fo:country="DE" style:font-size-asian="12pt" style:font-size-complex="12pt"/>
    </style:style>
    <style:style style:name="T41" style:family="text">
      <style:text-properties style:font-name="Arial" fo:font-size="12pt" fo:language="de" fo:country="DE" officeooo:rsid="00372427" style:font-size-asian="12pt" style:font-size-complex="12pt"/>
    </style:style>
    <style:style style:name="T42" style:family="text">
      <style:text-properties style:font-name="Arial" fo:font-size="12pt" fo:language="de" fo:country="DE" officeooo:rsid="00480524" style:font-size-asian="12pt" style:font-size-complex="12pt"/>
    </style:style>
    <style:style style:name="T43" style:family="text">
      <style:text-properties style:font-name="Arial" fo:font-size="12pt" fo:language="de" fo:country="DE" officeooo:rsid="004b8680" style:font-size-asian="12pt" style:font-size-complex="12pt"/>
    </style:style>
    <style:style style:name="T44" style:family="text">
      <style:text-properties style:font-name="Arial" fo:font-size="12pt" fo:language="de" fo:country="DE" officeooo:rsid="005da671" style:font-size-asian="12pt" style:font-size-complex="12pt"/>
    </style:style>
    <style:style style:name="T45" style:family="text">
      <style:text-properties style:font-name="Arial" fo:font-size="12pt" fo:language="de" fo:country="DE" officeooo:rsid="005ef583" style:font-size-asian="12pt" style:font-size-complex="12pt"/>
    </style:style>
    <style:style style:name="T46" style:family="text">
      <style:text-properties style:font-name="Arial" fo:font-size="12pt" fo:language="de" fo:country="DE" officeooo:rsid="005fa1b7" style:font-size-asian="12pt" style:font-size-complex="12pt"/>
    </style:style>
    <style:style style:name="T47" style:family="text">
      <style:text-properties style:font-name="Arial" fo:font-size="12pt" fo:language="de" fo:country="DE" officeooo:rsid="00611d46" style:font-size-asian="12pt" style:font-size-complex="12pt"/>
    </style:style>
    <style:style style:name="T48" style:family="text">
      <style:text-properties style:font-name="Arial" fo:font-size="12pt" fo:language="de" fo:country="DE" officeooo:rsid="0061d333" style:font-size-asian="12pt" style:font-size-complex="12pt"/>
    </style:style>
    <style:style style:name="T49" style:family="text">
      <style:text-properties style:font-name="Arial" fo:font-size="12pt" fo:language="de" fo:country="DE" officeooo:rsid="00625149" style:font-size-asian="12pt" style:font-size-complex="12pt"/>
    </style:style>
    <style:style style:name="T50" style:family="text">
      <style:text-properties style:font-name="Arial" fo:font-size="12pt" fo:language="de" fo:country="DE" officeooo:rsid="006419ec" style:font-size-asian="12pt" style:font-size-complex="12pt"/>
    </style:style>
    <style:style style:name="T51" style:family="text">
      <style:text-properties style:font-name="Arial" fo:font-size="12pt" fo:language="de" fo:country="DE" officeooo:rsid="00901dfc" style:font-size-asian="12pt" style:font-size-complex="12pt"/>
    </style:style>
    <style:style style:name="T52" style:family="text">
      <style:text-properties style:font-name="Arial" fo:font-size="12pt" fo:language="de" fo:country="DE" officeooo:rsid="00a38128" style:font-size-asian="12pt" style:font-size-complex="12pt"/>
    </style:style>
    <style:style style:name="T53" style:family="text">
      <style:text-properties style:font-name="Arial" fo:font-size="12pt" fo:language="de" fo:country="DE" style:text-underline-style="solid" style:text-underline-width="auto" style:text-underline-color="font-color" officeooo:rsid="005da671" style:font-size-asian="12pt" style:font-size-complex="12pt"/>
    </style:style>
    <style:style style:name="T54" style:family="text">
      <style:text-properties style:font-name="Arial" officeooo:rsid="008aee40"/>
    </style:style>
    <style:style style:name="T55" style:family="text">
      <style:text-properties style:font-name="Arial" officeooo:rsid="008c1a5d"/>
    </style:style>
    <style:style style:name="T56" style:family="text">
      <style:text-properties style:font-name="Arial" officeooo:rsid="00824d6b"/>
    </style:style>
    <style:style style:name="T57" style:family="text">
      <style:text-properties style:font-name="Arial" officeooo:rsid="009c908c"/>
    </style:style>
    <style:style style:name="T58" style:family="text">
      <style:text-properties style:font-name="Arial" officeooo:rsid="00900666"/>
    </style:style>
    <style:style style:name="T59" style:family="text">
      <style:text-properties style:font-name="Arial" officeooo:rsid="0091e8df"/>
    </style:style>
    <style:style style:name="T60" style:family="text">
      <style:text-properties style:font-name="Arial" officeooo:rsid="00b6f865"/>
    </style:style>
    <style:style style:name="T61" style:family="text">
      <style:text-properties officeooo:rsid="00527fb2"/>
    </style:style>
    <style:style style:name="T62" style:family="text">
      <style:text-properties fo:font-size="12pt" fo:language="de" fo:country="DE" style:font-size-asian="12pt" style:font-size-complex="12pt"/>
    </style:style>
    <style:style style:name="T63" style:family="text">
      <style:text-properties fo:font-size="12pt" fo:language="de" fo:country="DE" officeooo:rsid="00611d46" style:font-size-asian="12pt" style:font-size-complex="12pt"/>
    </style:style>
    <style:style style:name="T64" style:family="text">
      <style:text-properties fo:font-size="12pt" fo:language="de" fo:country="DE" officeooo:rsid="006ac68e" style:font-size-asian="12pt" style:font-size-complex="12pt"/>
    </style:style>
    <style:style style:name="T65" style:family="text">
      <style:text-properties fo:font-size="12pt" fo:language="de" fo:country="DE" officeooo:rsid="00afbf55" style:font-size-asian="12pt" style:font-size-complex="12pt"/>
    </style:style>
    <style:style style:name="T66" style:family="text">
      <style:text-properties fo:font-size="12pt" fo:language="de" fo:country="DE" fo:font-style="italic" style:text-underline-style="none" style:font-size-asian="12pt" style:font-style-asian="italic" style:font-size-complex="12pt" style:font-style-complex="italic"/>
    </style:style>
    <style:style style:name="T67" style:family="text">
      <style:text-properties fo:font-size="12pt" fo:language="de" fo:country="DE" fo:font-style="italic" style:text-underline-style="none" officeooo:rsid="006ad8eb" style:font-size-asian="12pt" style:font-style-asian="italic" style:font-size-complex="12pt" style:font-style-complex="italic"/>
    </style:style>
    <style:style style:name="T68" style:family="text">
      <style:text-properties fo:font-size="12pt" fo:language="de" fo:country="DE" fo:font-style="normal" style:text-underline-style="none" style:font-size-asian="12pt" style:font-style-asian="normal" style:font-size-complex="12pt" style:font-style-complex="normal"/>
    </style:style>
    <style:style style:name="T69" style:family="text">
      <style:text-properties fo:font-size="12pt" fo:language="de" fo:country="DE" fo:font-style="normal" style:text-underline-style="none" officeooo:rsid="006ad8eb" style:font-size-asian="12pt" style:font-style-asian="normal" style:font-size-complex="12pt" style:font-style-complex="normal"/>
    </style:style>
    <style:style style:name="T70" style:family="text">
      <style:text-properties officeooo:rsid="0067a242"/>
    </style:style>
    <style:style style:name="T71" style:family="text">
      <style:text-properties style:font-name="Arial2" fo:font-size="12pt" fo:language="de" fo:country="DE" fo:font-style="normal" style:text-underline-style="none" style:font-size-asian="12pt" style:font-style-asian="normal" style:font-size-complex="12pt" style:font-style-complex="normal"/>
    </style:style>
    <style:style style:name="T72" style:family="text">
      <style:text-properties style:font-name="Arial2" fo:font-size="12pt" fo:language="de" fo:country="DE" fo:font-style="normal" style:text-underline-style="none" officeooo:rsid="006ad8eb" style:font-size-asian="12pt" style:font-style-asian="normal" style:font-size-complex="12pt" style:font-style-complex="normal"/>
    </style:style>
    <style:style style:name="T73" style:family="text">
      <style:text-properties style:font-name="Arial2" fo:font-size="12pt" fo:language="de" fo:country="DE" fo:font-style="normal" style:text-underline-style="none" officeooo:rsid="006b8dc4" style:font-size-asian="12pt" style:font-style-asian="normal" style:font-size-complex="12pt" style:font-style-complex="normal"/>
    </style:style>
    <style:style style:name="T74" style:family="text">
      <style:text-properties style:font-name="Arial2" fo:font-size="12pt" fo:language="de" fo:country="DE" fo:font-style="normal" style:text-underline-style="none" officeooo:rsid="006d2555" style:font-size-asian="12pt" style:font-style-asian="normal" style:font-size-complex="12pt" style:font-style-complex="normal"/>
    </style:style>
    <style:style style:name="T75" style:family="text">
      <style:text-properties style:font-name="Arial2" fo:font-size="12pt" fo:language="de" fo:country="DE" fo:font-style="normal" style:text-underline-style="none" officeooo:rsid="006f1a1c" style:font-size-asian="12pt" style:font-style-asian="normal" style:font-size-complex="12pt" style:font-style-complex="normal"/>
    </style:style>
    <style:style style:name="T76" style:family="text">
      <style:text-properties style:font-name="Arial2" fo:font-size="12pt" fo:language="de" fo:country="DE" fo:font-style="italic" style:text-underline-style="none" style:font-size-asian="12pt" style:font-style-asian="italic" style:font-size-complex="12pt" style:font-style-complex="italic"/>
    </style:style>
    <style:style style:name="T77" style:family="text">
      <style:text-properties style:font-name="Arial2" fo:font-size="12pt" fo:language="de" fo:country="DE" fo:font-style="italic" style:text-underline-style="none" officeooo:rsid="006ad8eb" style:font-size-asian="12pt" style:font-style-asian="italic" style:font-size-complex="12pt" style:font-style-complex="italic"/>
    </style:style>
    <style:style style:name="T78" style:family="text">
      <style:text-properties style:font-name="Arial2" fo:font-size="12pt" fo:language="de" fo:country="DE" fo:font-style="italic" style:text-underline-style="none" officeooo:rsid="006b8dc4" style:font-size-asian="12pt" style:font-style-asian="italic" style:font-size-complex="12pt" style:font-style-complex="italic"/>
    </style:style>
    <style:style style:name="T79" style:family="text">
      <style:text-properties style:font-name="Arial2" fo:font-size="12pt" fo:language="de" fo:country="DE" fo:font-style="italic" style:text-underline-style="none" officeooo:rsid="006d2555" style:font-size-asian="12pt" style:font-style-asian="italic" style:font-size-complex="12pt" style:font-style-complex="italic"/>
    </style:style>
    <style:style style:name="T80" style:family="text">
      <style:text-properties officeooo:rsid="006f1a1c"/>
    </style:style>
    <style:style style:name="T81" style:family="text">
      <style:text-properties officeooo:rsid="007958b0"/>
    </style:style>
    <style:style style:name="T82" style:family="text">
      <style:text-properties officeooo:rsid="007ae210"/>
    </style:style>
    <style:style style:name="T83" style:family="text">
      <style:text-properties officeooo:rsid="007b4221"/>
    </style:style>
    <style:style style:name="T84" style:family="text">
      <style:text-properties officeooo:rsid="007cc11c"/>
    </style:style>
    <style:style style:name="T85" style:family="text">
      <style:text-properties officeooo:rsid="007e9613"/>
    </style:style>
    <style:style style:name="T86" style:family="text">
      <style:text-properties fo:font-style="italic" style:font-style-asian="italic" style:font-style-complex="italic"/>
    </style:style>
    <style:style style:name="T87" style:family="text">
      <style:text-properties fo:font-style="normal" style:font-style-asian="normal" style:font-style-complex="normal"/>
    </style:style>
    <style:style style:name="T88" style:family="text">
      <style:text-properties officeooo:rsid="0084ba70"/>
    </style:style>
    <style:style style:name="T89" style:family="text">
      <style:text-properties officeooo:rsid="008887dc"/>
    </style:style>
    <style:style style:name="T90" style:family="text">
      <style:text-properties officeooo:rsid="008a467a"/>
    </style:style>
    <style:style style:name="T91" style:family="text">
      <style:text-properties officeooo:rsid="008aee40"/>
    </style:style>
    <style:style style:name="T92" style:family="text">
      <style:text-properties officeooo:rsid="008c1a5d"/>
    </style:style>
    <style:style style:name="T93" style:family="text">
      <style:text-properties fo:font-variant="normal" fo:text-transform="none" fo:color="#222222" style:text-line-through-style="none" style:text-line-through-type="none" style:font-name="Arial" fo:font-size="12pt" fo:letter-spacing="normal" fo:font-style="normal" style:text-underline-style="none" fo:font-weight="normal" style:font-style-asian="normal" style:font-weight-asian="normal" style:font-style-complex="normal" style:font-weight-complex="normal"/>
    </style:style>
    <style:style style:name="T94"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08c1a5d" style:font-style-asian="normal" style:font-weight-asian="normal" style:font-style-complex="normal" style:font-weight-complex="normal"/>
    </style:style>
    <style:style style:name="T95"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0b6f865" style:font-style-asian="normal" style:font-weight-asian="normal" style:font-style-complex="normal" style:font-weight-complex="normal"/>
    </style:style>
    <style:style style:name="T96" style:family="text">
      <style:text-properties fo:font-variant="normal" fo:text-transform="none" fo:color="#000000" style:font-name="Times New Roman" fo:letter-spacing="normal" fo:language="de" fo:country="DE" fo:font-style="normal" fo:font-weight="normal"/>
    </style:style>
    <style:style style:name="T97" style:family="text">
      <style:text-properties officeooo:rsid="008e3730"/>
    </style:style>
    <style:style style:name="T98" style:family="text">
      <style:text-properties officeooo:rsid="00901dfc"/>
    </style:style>
    <style:style style:name="T99" style:family="text">
      <style:text-properties officeooo:rsid="0091e8df"/>
    </style:style>
    <style:style style:name="T100" style:family="text">
      <style:text-properties officeooo:rsid="0093de50"/>
    </style:style>
    <style:style style:name="T101" style:family="text">
      <style:text-properties fo:font-size="24pt" style:font-size-asian="24pt" style:font-size-complex="24pt"/>
    </style:style>
    <style:style style:name="T102" style:family="text">
      <style:text-properties fo:font-size="24pt" officeooo:rsid="0097859c" style:font-size-asian="24pt" style:font-size-complex="24pt"/>
    </style:style>
    <style:style style:name="T103" style:family="text">
      <style:text-properties officeooo:rsid="0097859c"/>
    </style:style>
    <style:style style:name="T104" style:family="text">
      <style:text-properties officeooo:rsid="0098f9d3"/>
    </style:style>
    <style:style style:name="T105" style:family="text">
      <style:text-properties officeooo:rsid="009af193"/>
    </style:style>
    <style:style style:name="T106" style:family="text">
      <style:text-properties officeooo:rsid="009d8171"/>
    </style:style>
    <style:style style:name="T107" style:family="text">
      <style:text-properties officeooo:rsid="009e6d9e"/>
    </style:style>
    <style:style style:name="T108" style:family="text">
      <style:text-properties fo:font-size="8pt" style:font-size-asian="8pt" style:font-size-complex="8pt"/>
    </style:style>
    <style:style style:name="T109" style:family="text">
      <style:text-properties fo:font-size="8pt" officeooo:rsid="00aaf3db" style:font-size-asian="8pt" style:font-size-complex="8pt"/>
    </style:style>
    <style:style style:name="T110" style:family="text">
      <style:text-properties fo:font-size="9pt" style:font-size-asian="9pt" style:font-size-complex="9pt"/>
    </style:style>
    <style:style style:name="T111" style:family="text">
      <style:text-properties officeooo:rsid="00a224ec"/>
    </style:style>
    <style:style style:name="T112" style:family="text">
      <style:text-properties officeooo:rsid="00a72828"/>
    </style:style>
    <style:style style:name="T113" style:family="text">
      <style:text-properties officeooo:rsid="00a86d88"/>
    </style:style>
    <style:style style:name="T114" style:family="text">
      <style:text-properties officeooo:rsid="00a97b4f"/>
    </style:style>
    <style:style style:name="T115" style:family="text">
      <style:text-properties officeooo:rsid="00b30c05"/>
    </style:style>
    <style:style style:name="T116" style:family="text">
      <style:text-properties officeooo:rsid="00b3a206"/>
    </style:style>
    <style:style style:name="T117" style:family="text">
      <style:text-properties officeooo:rsid="00b56c4e"/>
    </style:style>
    <style:style style:name="T118" style:family="text">
      <style:text-properties officeooo:rsid="00b6f865"/>
    </style:style>
    <style:style style:name="T119" style:family="text">
      <style:text-properties officeooo:rsid="00b7f525"/>
    </style:style>
    <style:style style:name="T120" style:family="text">
      <style:text-properties officeooo:rsid="00b8391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Max-Planck Gymnasium Bielefeld<text:tab/><text:tab/><text:tab/><text:tab/><text:tab/><text:tab/>Q1 </text:p>
      <text:p text:style-name="P65"><text:tab/><text:tab/><text:tab/><text:tab/><text:tab/><text:tab/><text:tab/><text:tab/><text:tab/><text:tab/><text:tab/>2. Halbjahr</text:p>
      <text:p text:style-name="P74"/>
      <text:p text:style-name="P70"/>
      <text:p text:style-name="P70"/>
      <text:p text:style-name="P64">FACHARBEIT</text:p>
      <text:p text:style-name="P64">im Grundkurs Informatik</text:p>
      <text:p text:style-name="P74"/>
      <text:p text:style-name="P70"/>
      <text:p text:style-name="P70"/>
      <text:p text:style-name="P74">Der Quantencomputer. </text:p>
      <text:p text:style-name="P74"><text:span text:style-name="T102">Ein neuer Anfang oder das Ende</text:span><text:span text:style-name="T101"> </text:span><text:span text:style-name="T102">der</text:span><text:span text:style-name="T101"> Datensicherheit?</text:span></text:p>
      <text:p text:style-name="P72"/>
      <text:p text:style-name="P72"/>
      <text:p text:style-name="P72"/>
      <text:p text:style-name="P72"/>
      <text:p text:style-name="P72"/>
      <text:p text:style-name="P71">Verfasser:<text:tab/><text:tab/>Jonas Schröder</text:p>
      <text:p text:style-name="P71">Kursleiter:<text:tab/><text:tab/>Herr Gehrke</text:p>
      <text:p text:style-name="P71">Bearbeitungszeit: <text:tab/>6 Wochen</text:p>
      <text:p text:style-name="P71">Abgabetermin:<text:tab/>23.03.2018</text:p>
      <text:p text:style-name="P72"/>
      <text:p text:style-name="P60">Inhaltsverzeichnis</text:p>
      <text:p text:style-name="P62"/>
      <text:p text:style-name="P6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s>
        </text:table-of-content-source>
        <text:index-body>
          <text:index-title text:style-name="Sect1" text:name="Inhaltsverzeichnis1_Head">
            <text:p text:style-name="Contents_20_Heading">Inhaltsverzeichnis</text:p>
          </text:index-title>
          <text:p text:style-name="P91"><text:a xlink:type="simple" xlink:href="#__RefHeading___Toc531_1183244323" text:style-name="Index_20_Link" text:visited-style-name="Index_20_Link"><text:s/>1 <text:s/>Einleitung<text:tab/>3</text:a></text:p>
          <text:p text:style-name="P91"><text:a xlink:type="simple" xlink:href="#__RefHeading___Toc1331_1183244323" text:style-name="Index_20_Link" text:visited-style-name="Index_20_Link"><text:s/>2 <text:s/>Was ist Datensicherheit?<text:tab/>4</text:a></text:p>
          <text:p text:style-name="P89"><text:a xlink:type="simple" xlink:href="#__RefHeading___Toc533_1183244323" text:style-name="Index_20_Link" text:visited-style-name="Index_20_Link"><text:s/>2.1 <text:s/>Einführung in die Kryptologie<text:tab/>5</text:a></text:p>
          <text:p text:style-name="P89"><text:a xlink:type="simple" xlink:href="#__RefHeading___Toc1333_1183244323" text:style-name="Index_20_Link" text:visited-style-name="Index_20_Link"><text:s/>2.2 <text:s/>Verschlüsselung und Entschlüsselung<text:tab/>5</text:a></text:p>
          <text:p text:style-name="P97"><text:a xlink:type="simple" xlink:href="#__RefHeading___Toc1583_1183244323" text:style-name="Index_20_Link" text:visited-style-name="Index_20_Link"><text:s/>2.2.1 <text:s/>Die RSA-Verschlüsselung<text:tab/>6</text:a></text:p>
          <text:p text:style-name="P89"><text:a xlink:type="simple" xlink:href="#__RefHeading___Toc1752_1183244323" text:style-name="Index_20_Link" text:visited-style-name="Index_20_Link"><text:s/>2.3 <text:s/>Anwendungen der Kryptologie<text:tab/>8</text:a></text:p>
          <text:p text:style-name="P89"><text:a xlink:type="simple" xlink:href="#__RefHeading___Toc1758_1183244323" text:style-name="Index_20_Link" text:visited-style-name="Index_20_Link"><text:s/>2.4 <text:s/>Risiken ohne Quanten-Computer<text:tab/>9</text:a></text:p>
          <text:p text:style-name="P91"><text:a xlink:type="simple" xlink:href="#__RefHeading___Toc1760_1183244323" text:style-name="Index_20_Link" text:visited-style-name="Index_20_Link"><text:s/>3 <text:s/>Wie funktioniert Quanteninformatik?<text:tab/>10</text:a></text:p>
          <text:p text:style-name="P89"><text:a xlink:type="simple" xlink:href="#__RefHeading___Toc1762_1183244323" text:style-name="Index_20_Link" text:visited-style-name="Index_20_Link"><text:s/>3.1 <text:s/>Einführung in die Quanteninformatik<text:tab/>10</text:a></text:p>
          <text:p text:style-name="P97"><text:a xlink:type="simple" xlink:href="#__RefHeading___Toc1764_1183244323" text:style-name="Index_20_Link" text:visited-style-name="Index_20_Link"><text:s/>3.1.1 <text:s/>Verschlüsselung und Entschlüsselung<text:tab/>11</text:a></text:p>
          <text:p text:style-name="P90"><text:a xlink:type="simple" xlink:href="#__RefHeading___Toc1766_1183244323" text:style-name="Index_20_Link" text:visited-style-name="Index_20_Link"><text:s/>3.1.1.1 <text:s/>Das BB84 Protokoll<text:tab/>12</text:a></text:p>
          <text:p text:style-name="P97"><text:a xlink:type="simple" xlink:href="#__RefHeading___Toc1772_1183244323" text:style-name="Index_20_Link" text:visited-style-name="Index_20_Link"><text:s/>3.1.2 <text:s/>Risiken mit Quantencomputern<text:tab/>13</text:a></text:p>
          <text:p text:style-name="P89"><text:a xlink:type="simple" xlink:href="#__RefHeading___Toc1774_1183244323" text:style-name="Index_20_Link" text:visited-style-name="Index_20_Link"><text:s/>3.2 <text:s/>Wie weit ist die Quanteninformatik schon vorangeschritten?<text:tab/>14</text:a></text:p>
          <text:p text:style-name="P97"><text:a xlink:type="simple" xlink:href="#__RefHeading___Toc1776_1183244323" text:style-name="Index_20_Link" text:visited-style-name="Index_20_Link"><text:s/>3.2.1 <text:s/>Anwendungen von Quantencomputern<text:tab/>14</text:a></text:p>
          <text:p text:style-name="P91"><text:a xlink:type="simple" xlink:href="#__RefHeading___Toc1778_1183244323" text:style-name="Index_20_Link" text:visited-style-name="Index_20_Link"><text:s/>4 <text:s/>Fazit<text:tab/>15</text:a></text:p>
          <text:p text:style-name="P91"><text:a xlink:type="simple" xlink:href="#__RefHeading___Toc1886_1183244323" text:style-name="Index_20_Link" text:visited-style-name="Index_20_Link"><text:s/>5 <text:s/>Literaturverzeichnis<text:tab/>16</text:a></text:p>
          <text:p text:style-name="P91"><text:a xlink:type="simple" xlink:href="#__RefHeading___Toc1888_1183244323" text:style-name="Index_20_Link" text:visited-style-name="Index_20_Link"><text:s/>6 <text:s/>Erklärung zur selbstständigen Arbeit<text:tab/>17</text:a></text:p>
        </text:index-body>
      </text:table-of-content>
      <text:p text:style-name="P63"/>
      <text:list xml:id="list4075873175" text:style-name="List_20_1">
        <text:list-item>
          <text:h text:style-name="P92" text:outline-level="1"><text:bookmark-start text:name="__RefHeading___Toc531_1183244323"/>Einleitung<text:bookmark-end text:name="__RefHeading___Toc531_1183244323"/></text:h>
        </text:list-item>
      </text:list>
      <text:p text:style-name="P3"/>
      <text:p text:style-name="P12"><text:span text:style-name="T2">Diese Arbeit beschäftigt sich mit den Auswirkungen der Errungenschaften in dem Bereich der Quanteninformatik </text:span><text:span text:style-name="T3">auf die Datensicherheit und zieht die Konsequenzen für den Umgang mit Daten im Internet.</text:span></text:p>
      <text:p text:style-name="P4"/>
      <text:p text:style-name="P12"><text:span text:style-name="T3">Die Motivation für dieses Thema ergibt sich aus dem Interesse an neuen Errungenschaften in der Informatik, als auch aus dem Interesse an den Besonderheiten und Möglichkeiten die sich aus diesen Errungenschaften im Bereich der Quanteninformatik ergeben. Dabei sind die Auswirkungen der </text:span><text:span text:style-name="T4">Quantenkryptogra</text:span><text:span text:style-name="T21">fi</text:span><text:span text:style-name="T4">e</text:span><text:span text:style-name="T3"> in den Mittelpunkt gestellt, da diese </text:span><text:span text:style-name="T4">vollkommen neuartige Ansätze zur Lösung von Problemen in der Informationsverarbeitung liefern. </text:span><text:span text:style-name="T5">In Folge dieser </text:span><text:span text:style-name="T6">neuen Ansätze </text:span><text:span text:style-name="T7">können neue Möglichkeiten zur </text:span><text:span text:style-name="T8">Verbesserung der Sicherheit dieser Informationen entwickelt werden.</text:span></text:p>
      <text:p text:style-name="P5"/>
      <text:p text:style-name="P13"><text:span text:style-name="T10">Außerdem spielt die Kryptologie in der globalisierenden und digitalisierenden Welt eine immer größere Rolle, da jede Information poten</text:span><text:span text:style-name="T22">z</text:span><text:span text:style-name="T10">iell zu Geld gemacht werden kann und somit </text:span><text:span text:style-name="T11">als Ziel besteht diese Informationen zu schützen</text:span><text:span text:style-name="T4">. </text:span><text:span text:style-name="T11">Aber auch die andere Seite, diejenigen, die</text:span><text:span text:style-name="T4"> </text:span><text:span text:style-name="T11">diese Informationen erlangen wollen haben es sich zur Aufgabe gemacht in den Besitz dieser geschützten </text:span><text:span text:style-name="T12">Informationen</text:span><text:span text:style-name="T11"> zu kommen</text:span><text:span text:style-name="T4">. </text:span><text:span text:style-name="T12">Auch sollte sich jeder fragen, wie wichtig einem die eigenen Daten sind, und ob es sich nicht lohnt diese zu schützen, vor allem wenn es darum geht Lizenzvereinbarungen zuzustimmen, oder </text:span><text:span text:style-name="T13">persönliche Daten bei beispielsweise einer Anmeldung anzugeben</text:span><text:span text:style-name="T8">. </text:span></text:p>
      <text:p text:style-name="P13"><text:span text:style-name="T15">Des </text:span><text:span text:style-name="T22">W</text:span><text:span text:style-name="T15">eiteren sollte auch</text:span><text:span text:style-name="T13"> die Seite der Entschlüsselung nicht vernachlässigt werden, da zuvor sicher geglaubte Verfahren sich immer wieder als unsicher herausstellen und dies oft erst, nachdem diese Sicherheitslücken schon ausgenutzt worden sind. </text:span><text:span text:style-name="T14">Längst ist die Kryptologie auch keine alleinige Wissenschaft zur Privatsphäre mehr, sondern sie wird teilweise sogar als Waffe gesehen, und es kommt auch immer wieder zu regelrechten Kriegen um Informationen</text:span><text:span text:style-name="T13">. </text:span><text:span text:style-name="T9">Auf die Frage,</text:span><text:span text:style-name="T8"> </text:span><text:span text:style-name="T9">ob diese Methoden jedoch in reellen Anwendungen so sicher sind, wie sie in der Theorie scheinen, wird in Folge hingeführt.</text:span></text:p>
      <text:list xml:id="list195234494200007" text:continue-numbering="true" text:style-name="List_20_1">
        <text:list-item>
          <text:h text:style-name="P92" text:outline-level="1"><text:bookmark-start text:name="__RefHeading___Toc1331_1183244323"/><text:span text:style-name="T9">W</text:span><text:span text:style-name="T1">as ist Datensicherheit?</text:span><text:bookmark-end text:name="__RefHeading___Toc1331_1183244323"/></text:h>
        </text:list-item>
      </text:list>
      <text:p text:style-name="P73"/>
      <text:p text:style-name="P6">Bei dem Wort Datensicherheit denken viele zuerst an den Datenschutz, obwohl dieser Aspekt nicht viel mit der eigentlichen Datensicherheit zu tun hat. Viel mehr geht es bei der Datensicherheit um das Schützen von Daten vor Raub oder Manipulation. Dabei ist es wichtig zu beachten, dass dies, heutzutage, auf einer technischen Ebene geschieht.</text:p>
      <text:p text:style-name="P15"><text:span text:style-name="T1">Bevor die Datensicherheit </text:span><text:span text:style-name="T16">jedoch</text:span><text:span text:style-name="T1"> </text:span><text:span text:style-name="T16">aufgrund</text:span><text:span text:style-name="T1"> </text:span><text:span text:style-name="T16">der</text:span><text:span text:style-name="T1"> Digitalisierung und </text:span><text:span text:style-name="T16">der </text:span><text:span text:style-name="T1">Globalisierung durch die Kryptologie geprägt wurde, gab es auch schon </text:span><text:span text:style-name="T16">das</text:span><text:span text:style-name="T1"> </text:span><text:span text:style-name="T16">Bedürfnis</text:span><text:span text:style-name="T1"> nach Datensicherheit. Denn es geht nicht nur um digitale oder schriftliche Informationen, sondern auch um </text:span><text:span text:style-name="T27">D</text:span><text:span text:style-name="T16">inge des gesamten Alltags. Alle Informationen können gebraucht, aber auch missbraucht werden.</text:span></text:p>
      <text:p text:style-name="P7">So gab es auch vor der digitalen Sicherheit der Informationen <text:span text:style-name="T111">a</text:span>naloge Versuche Daten abzugreifen. Es gibt nicht umsonst so viele Geheimdienste und deren Agenten werden auch nicht ohne Grund gut bezahlt. Bevor die Spionage über den digitalen <text:span text:style-name="T111">W</text:span>eg geschah, war dies die Informationsquelle.</text:p>
      <text:p text:style-name="P14"><text:span text:style-name="T1">So wurden Wanzen oder vermehrt sogenannte „Social Engineering“-Attacken angewandt, um an persönliche Daten zu kommen. Diese Attacken werden zwar heute auch noch angewandt, jedoch sind diese Attacken sehr speziell und somit ist das</text:span><text:span text:style-name="T17"> </text:span><text:span text:style-name="T23">E</text:span><text:span text:style-name="T17">ntschlüsseln einer </text:span><text:span text:style-name="T29">v</text:span><text:span text:style-name="T17">erschlüsselten Nachricht profitabler, da diese Entschlüsselungsfunktion universell einsetzbar ist.</text:span></text:p>
      <text:p text:style-name="P16"><text:span text:style-name="T1">In letzter Zeit ist es sogar möglich geworden Zugang zu Computersystemen zu erhalten, welche von der Außenwelt abgeschottet sind, wodurch die Datensicherheit wiederum vor einem neuen Problem steht. Denn auch die Speicherung von Daten als digitale Version benötigt die </text:span><text:span text:style-name="T29">p</text:span><text:span text:style-name="T1">hysikalische Komponente, wie eine Festplatte. Somit können diese Daten immer gestohlen werden. Des </text:span><text:span text:style-name="T24">W</text:span><text:span text:style-name="T1">eiteren ist wichtig zu beachten, dass, auch wenn es zum Zeitpunkt der Entwendung der Daten noch keine </text:span><text:span text:style-name="T18">Möglichkeit zur Entschlüsselung</text:span><text:span text:style-name="T1"> gibt, diese Daten doch gefährdet sind, da es immer dazu kommen kann, das</text:span><text:span text:style-name="T27">s</text:span><text:span text:style-name="T1"> eine Möglichkeit gefunden wird. Aufgrund dieser Umstände ist es wichtig die Funktion der Ver- und Entschlüsselung immer auf den neusten Stand zu bringen, weshalb es die Kryptologie gibt.</text:span><text:span text:style-name="T1"><text:note text:id="ftn1" text:note-class="footnote"><text:note-citation>1</text:note-citation><text:note-body><text:p text:style-name="Footnote"><text:s/><text:span text:style-name="T110">Wobst, Reinhard(2001): Abenteuer Kryptologie Methoden, Risiken und Nutzen der Datenverschlüsselung</text:span></text:p></text:note-body></text:note></text:span></text:p>
      <text:list xml:id="list195234896661304" text:continue-numbering="true" text:style-name="List_20_1">
        <text:list-item>
          <text:list>
            <text:list-item>
              <text:h text:style-name="P87" text:outline-level="2"><text:bookmark-start text:name="__RefHeading___Toc533_1183244323"/>Einführung in die Kryp<text:span text:style-name="T61">t</text:span>ologie<text:bookmark-end text:name="__RefHeading___Toc533_1183244323"/></text:h>
            </text:list-item>
          </text:list>
        </text:list-item>
      </text:list>
      <text:p text:style-name="P8"/>
      <text:p text:style-name="P55"><text:span text:style-name="T31">Die Kryptologie wird in die Bereiche der Kryptografie, der Erstellung und Weiterentwicklung von Verschlüsselungsverfahren, und der Kryptoanalyse, die Wissenschaft der Entschlüsselung der Verschlüsselungsverfahren, ohne den Schlüssel zu kennen, eingeteilt. </text:span><text:span text:style-name="T32">Zuerst sollten jedoch einige Begriffe geklärt werden. Zunächst gibt es den Klartext oder auch „plaintext“ in der </text:span><text:span text:style-name="T39">e</text:span><text:span text:style-name="T32">nglischen Fachsprache. Er gibt den nicht </text:span><text:span text:style-name="T39">v</text:span><text:span text:style-name="T32">erschlüsselten Text an, der eine bestimmte Information enthält. Des </text:span><text:span text:style-name="T33">W</text:span><text:span text:style-name="T32">eiteren gibt es den Schlüssel oder auch „key“. Mit seiner Hilfe und mit verschiedenen Verschlüsselungsverfahren, wird der Klartext verschlüsselt, damit er nicht zu enträtseln ist. Zuletzt gibt es noch den Geheimtext oder auch „ciphertext“, welche den verschlüsselten, nicht lesbaren Text angibt. </text:span><text:span text:style-name="T34">Dies sind die wichtigsten Begriffe, die zu wissen sind. </text:span><text:span text:style-name="T35">Dazu kommt noch die Unterscheidung zwischen </text:span><text:span text:style-name="T36">Symmetrische bzw. Asymmetrische Verschlüsselungsverfahren. </text:span><text:span text:style-name="T35">Bei den symmetrischen Verschlüsselungsverfahren <text:s/>wird der Klartet mithilfe des Schlüssels verschlüsselt und zum </text:span><text:span text:style-name="T37">E</text:span><text:span text:style-name="T35">ntschlüsseln wird exakt dieser Schlüssel wiederverwendet. Die Asymmetrische Verschlüsselung </text:span><text:span text:style-name="T38">verwendet für die Verschlüsselung einen anderen Schlüssel, als für die Entschlüsselung. Diese Schlüssel werden in die privaten Schlüssel „private key(s)“ und öffentlichen Schlüssel „public key(s)“ eingeteilt. Diese Schlüssel werden so gewählt, dass durch herausfinden eine</text:span><text:span text:style-name="T39">s</text:span><text:span text:style-name="T38"> Schlüssels nicht auf den anderen Schlüssel geschlossen werden kann. Der private Schlüssel ist nur von einer Person benutzbar, individuell und einzigartig. Der öffentliche Schlüssel ist hingegen für jeden sichtbar. Meist wird er verwendet, um den Klartext zu verschlüsseln.</text:span><text:span text:style-name="T38"><text:note text:id="ftn2" text:note-class="footnote"><text:note-citation>1</text:note-citation><text:note-body><text:p text:style-name="P82"><text:span text:style-name="T58">Wobst, Reinhard(2001): Abenteuer Kryptologie Methoden, Risiken und Nutzen der Datenverschlüsselung</text:span> Vgl. S. 29f.</text:p></text:note-body></text:note></text:span></text:p>
      <text:p text:style-name="P9"/>
      <text:list xml:id="list195235377824656" text:continue-numbering="true" text:style-name="List_20_1">
        <text:list-item>
          <text:list>
            <text:list-item>
              <text:h text:style-name="Heading_20_2" text:outline-level="2"><text:bookmark-start text:name="__RefHeading___Toc1333_1183244323"/><text:span text:style-name="T19">V</text:span><text:span text:style-name="T1">erschlüsselung und Entschlüsselun</text:span><text:span text:style-name="T26">g</text:span><text:bookmark-end text:name="__RefHeading___Toc1333_1183244323"/></text:h>
            </text:list-item>
          </text:list>
        </text:list-item>
      </text:list>
      <text:p text:style-name="P9"/>
      <text:p text:style-name="P17"><text:span text:style-name="T19">K</text:span><text:span text:style-name="T1">ryptologie gibt es nicht erst seit der Neuzeit. Es ist schon immer ein Wunsch der Menschheit gewesen die Dinge, die einem </text:span><text:span text:style-name="T28">g</text:span><text:span text:style-name="T1">ehören zu schützen, so auch geschriebenes, oder Befehle. Eine wichtige Rolle spielte die Kryptologie schon </text:span><text:soft-page-break/><text:span text:style-name="T1">zur </text:span><text:span text:style-name="T25">Z</text:span><text:span text:style-name="T1">eit der Römer. Sie verschlüsselten ihre Nachrichten mit der sogenannten Cäsar-Chiffrierung. Kurz gesagt verschiebt sie die Buchstaben des Klartextes um eine bestimmte Anzahl an Stellen nach hinten oder vorne im Alphabet. Die Anzahl der Stellen ist dann der Schlüssel. </text:span></text:p>
      <text:p text:style-name="P17"><text:span text:style-name="T1">Diese Methode macht sich auch das ROT13 </text:span><text:span text:style-name="T20">V</text:span><text:span text:style-name="T1">erfahren </text:span><text:span text:style-name="T20">zunutze. Wie die 13 schon vorgibt, wird hierbei der Text um 13 Stellen verschoben. Doch dabei wird nicht darauf gesetzt, dass der Text nicht mehr zu entschlüsseln ist. Es wird viel mehr darauf abgezielt jemandem daran zu hindern direkt mitzulesen.</text:span><text:span text:style-name="T20"><text:note text:id="ftn3" text:note-class="footnote"><text:note-citation>1</text:note-citation><text:note-body><text:p text:style-name="P82"><text:span text:style-name="T58">Wobst, Reinhard(2001): Abenteuer Kryptologie Methoden, Risiken und Nutzen der Datenverschlüsselung</text:span> Vgl. S. 31</text:p></text:note-body></text:note></text:span></text:p>
      <text:p text:style-name="P53"><text:span text:style-name="T41">D</text:span><text:span text:style-name="T42">iese Verfahren gehören zu den Symmetrischen Verschlüsselungsverfahren, da sie den einen Schlüssel zur Ver- als auch zur Entschlüsselung benutzen. </text:span><text:span text:style-name="T43">Bei den </text:span><text:span text:style-name="T48">Asymmetrischen</text:span><text:span text:style-name="T43"> Verschlüsselungsverfahren werden unterschiedliche Schlüssel zur Ver- und zur Entschlüsselung verwendet. Dabei ist der öffentliche Schlüssel jedem zugänglich, jedoch ist der private Schlüssel geheim und nur mit ihm lässt sich der Geheimtext entschlüsseln.</text:span></text:p>
      <text:p text:style-name="P10"/>
      <text:list xml:id="list195235124747270" text:continue-numbering="true" text:style-name="List_20_1">
        <text:list-item>
          <text:list>
            <text:list-item>
              <text:list>
                <text:list-item>
                  <text:h text:style-name="P94" text:outline-level="3"><text:bookmark-start text:name="__RefHeading___Toc1583_1183244323"/>Die RSA-Verschlüsselung<text:bookmark-end text:name="__RefHeading___Toc1583_1183244323"/></text:h>
                </text:list-item>
              </text:list>
            </text:list-item>
          </text:list>
        </text:list-item>
      </text:list>
      <text:p text:style-name="P66"/>
      <text:p text:style-name="P56"><text:span text:style-name="T42">D</text:span><text:span text:style-name="T40">ie Verschlüsselung mit dem RSA-Verfahren wurde durch seine Erfinder benannt. Sie hießen </text:span><text:span text:style-name="T53">R</text:span><text:span text:style-name="T44">ivest, </text:span><text:span text:style-name="T53">S</text:span><text:span text:style-name="T44">hamir und </text:span><text:span text:style-name="T53">A</text:span><text:span text:style-name="T44">dlemen und wurden durch die Theorie der „Public-Key-Kryptografie“ von Whitfield Diffie und Martin Hellman inspiriert, ein System zu entwickeln, bei dem es keine Möglichkeit gibt </text:span><text:span text:style-name="T45">den privaten Schlüssel herauszufinden. </text:span><text:span text:style-name="T46">Das System wurde 19</text:span><text:span text:style-name="T47">83 zum </text:span><text:span text:style-name="T52">P</text:span><text:span text:style-name="T47">atent angemeldet. </text:span><text:span text:style-name="T48">Die erste Anwendung wurde durch die Erfinder mit einer 129 Stelligen Primzahl durchgeführt. Sie nannten diese Version die RSA129 </text:span><text:span text:style-name="T49">Zahl</text:span><text:span text:style-name="T48"> und </text:span><text:span text:style-name="T49">sagten voraus, dass das Lösen dieses mathematischen Problems 40 Billiarden Jahre dauern würde, was sich jedoch schon 11 Jahre später als falsch entpuppte, als diese Aufgabe, mithilfe des „Quadratischen Siebs“ gelöst wurde. Mit der Weiterentwicklung von Computern wird auch die Länge der Primzahlen in dem Verfahren angepasst. Heutzutage wird eine Länge von </text:span><text:span text:style-name="T50">mindestens</text:span><text:span text:style-name="T49"> </text:span><text:span text:style-name="T49"><draw:frame draw:style-name="fr1" draw:name="Objekt1" text:anchor-type="as-char" svg:width="0.924cm" svg:height="0.527cm" draw:z-index="0"><draw:object xlink:href="./Object 1" xlink:type="simple" xlink:show="embed" xlink:actuate="onLoad"/><draw:image xlink:href="./ObjectReplacements/Object 1" xlink:type="simple" xlink:show="embed" xlink:actuate="onLoad"/></draw:frame></text:span><text:span text:style-name="T50">Dezimalstellen als sicher betrachtet. Jedoch wird das RSA System durch das Voranschreiten der Quanteninformatik gefährdet, worauf in Kapitel 3.1.2 </text:span><text:span text:style-name="T51">Bezug</text:span><text:span text:style-name="T50"> genommen wird.</text:span></text:p>
      <text:p text:style-name="P22"><text:soft-page-break/><text:span text:style-name="T63">D</text:span><text:span text:style-name="T62">as System beruht auf der Faktorisierung oder auch Primfaktorzerlegung. Dabei geht es im Groben darum, dass es ein Produkt zweier Zahlen gibt, welche beide Primzahlen sind, jedoch nicht </text:span><text:span text:style-name="T65">dieselbe</text:span><text:span text:style-name="T62">. Somit muss für jede mögliche Kombination der Primzahlen überprüft werden, ob das Produkt dazu passt, und ob diese Primzahlen dann auch die richtigen sind. </text:span><text:span text:style-name="T64">Des Weiteren wird für die Verschlüsselung eine Einwegfunktion verwendet.</text:span></text:p>
      <text:p text:style-name="P11">Der Algorithmus funktioniert wie folgt:</text:p>
      <text:p text:style-name="P23"><text:span text:style-name="T62">Zur Veranschaulichung wird der Klartext </text:span><text:span text:style-name="T66">M</text:span><text:span text:style-name="T68"> und der Geheimtext </text:span><text:span text:style-name="T66">C</text:span><text:span text:style-name="T68"> genannt. Außerdem benenne ich die verwendeten, verschiedenen Primzahlen </text:span><text:span text:style-name="T66">p</text:span><text:span text:style-name="T68"> und </text:span><text:span text:style-name="T66">q</text:span><text:span text:style-name="T68">, sowie deren Produkt </text:span><text:span text:style-name="T66">N</text:span><text:span text:style-name="T68">. </text:span><text:span text:style-name="T69">Unumgänglich für das Verfahren sind auch die Zahlen </text:span><text:span text:style-name="T67">e</text:span><text:span text:style-name="T69">, welche mithilfe der Eulerschen Phi-Funktion</text:span><draw:frame draw:style-name="fr1" draw:name="Objekt3" text:anchor-type="as-char" svg:width="4.528cm" svg:height="0.506cm" draw:z-index="4"><draw:object xlink:href="./Object 3" xlink:type="simple" xlink:show="embed" xlink:actuate="onLoad"/><draw:image xlink:href="./ObjectReplacements/Object 3" xlink:type="simple" xlink:show="embed" xlink:actuate="onLoad"/></draw:frame><text:span text:style-name="T72"> berechnet wird und somit teilerfremd zu und kleiner als </text:span><text:span text:style-name="T77">N</text:span><text:span text:style-name="T72"> ist, und den Dechiffrierschlüssel </text:span><text:span text:style-name="T77">d</text:span><text:span text:style-name="T72">, der mithilfe des euklidischen Algorithmus durch </text:span><text:span text:style-name="T72"><draw:frame draw:style-name="fr1" draw:name="Objekt4" text:anchor-type="as-char" svg:width="5.101cm" svg:height="0.506cm" draw:z-index="1"><draw:object xlink:href="./Object 4" xlink:type="simple" xlink:show="embed" xlink:actuate="onLoad"/><draw:image xlink:href="./ObjectReplacements/Object 4" xlink:type="simple" xlink:show="embed" xlink:actuate="onLoad"/></draw:frame></text:span><text:span text:style-name="T72">berechnet wird.</text:span></text:p>
      <text:p text:style-name="P24"><text:span text:style-name="T71">Um nun </text:span><text:span text:style-name="T76">M</text:span><text:span text:style-name="T71"> zu verschlüsseln wird der öffentliche Schlüssel bestehend aus </text:span><text:span text:style-name="T78">e</text:span><text:span text:style-name="T73"> und </text:span><text:span text:style-name="T78">N</text:span><text:span text:style-name="T73"> benutzt. </text:span><text:span text:style-name="T74">Dabei wird der Text in beispielsweise ASCII dargestellt und immer eine bestimmte Zahl an Bits als </text:span><text:span text:style-name="T79">M</text:span><text:span text:style-name="T74"> eingefügt.</text:span></text:p>
      <text:p text:style-name="P57"/>
      <text:p text:style-name="P24"><text:span text:style-name="T73">Die Nachricht </text:span><text:span text:style-name="T78">M</text:span><text:span text:style-name="T73"> wird mit der Gleichung</text:span><text:span text:style-name="T73"><draw:frame draw:style-name="fr2" draw:name="Objekt2" text:anchor-type="as-char" svg:y="-0.432cm" svg:width="3.186cm" svg:height="0.557cm" draw:z-index="2"><draw:object xlink:href="./Object 2" xlink:type="simple" xlink:show="embed" xlink:actuate="onLoad"/><draw:image xlink:href="./ObjectReplacements/Object 2" xlink:type="simple" xlink:show="embed" xlink:actuate="onLoad"/></draw:frame></text:span><text:span text:style-name="T74">berechnet und es ergibt sich der Geheimtext </text:span><text:span text:style-name="T79">C</text:span><text:span text:style-name="T74">. Dieser kann ohne Probleme an den Empfänger geschickt werden, da die Umkehrung der Einwegfunktion sehr schwierig </text:span><text:span text:style-name="T75">durchzuführen</text:span><text:span text:style-name="T74"> ist.</text:span></text:p>
      <text:p text:style-name="P58"/>
      <text:p text:style-name="P25"><text:span text:style-name="T74">Z</text:span><text:span text:style-name="T71">uletzt muss nun der Geheimtext wieder entschlüsselt werden. Dafür wird mithilfe des </text:span><text:span text:style-name="T72">Dechiffrierschlüssel</text:span><text:span text:style-name="T71">s </text:span><text:span text:style-name="T76">d</text:span><text:span text:style-name="T71"> und dem Produkt der Primzahlen </text:span><text:span text:style-name="T76">N</text:span><text:span text:style-name="T71"> der Klartext wiederhergestellt. Dies funktioniert, indem man</text:span><text:span text:style-name="T71"><draw:frame draw:style-name="fr1" draw:name="Objekt5" text:anchor-type="as-char" svg:width="3.207cm" svg:height="0.557cm" draw:z-index="3"><draw:object xlink:href="./Object 5" xlink:type="simple" xlink:show="embed" xlink:actuate="onLoad"/><draw:image xlink:href="./ObjectReplacements/Object 5" xlink:type="simple" xlink:show="embed" xlink:actuate="onLoad"/></draw:frame></text:span><text:span text:style-name="T71"> rechnet.</text:span></text:p>
      <text:p text:style-name="P59"/>
      <text:p text:style-name="P59">Mithilfe dieses einfachen Verfahrens zur Verschlüsselung mit schwierigem Umkehrverfahren, aufgrund der Einwegfunktion, ist es möglich ohne Austausch eines gemeinsamen Schlüssels sicher Daten über das Internet zu versenden.<text:note text:id="ftn4" text:note-class="footnote"><text:note-citation>1</text:note-citation><text:note-body><text:p text:style-name="P83"><text:span text:style-name="T30">Singh, Simon(1999): Geheime Botschaften Die Kunst der Verschlüsselung von der Antike bis in die Zeit des </text:span><text:span text:style-name="T59">I</text:span><text:span text:style-name="T30">nternet</text:span> <text:span text:style-name="T98">Vgl. </text:span>S.329f. Und S.436f.</text:p></text:note-body></text:note></text:p>
      <text:list xml:id="list195233771503215" text:continue-numbering="true" text:style-name="List_20_1">
        <text:list-item>
          <text:list>
            <text:list-item>
              <text:h text:style-name="P87" text:outline-level="2"><text:bookmark-start text:name="__RefHeading___Toc1752_1183244323"/>Anwendungen der Kryptologie<text:bookmark-end text:name="__RefHeading___Toc1752_1183244323"/></text:h>
            </text:list-item>
          </text:list>
        </text:list-item>
      </text:list>
      <text:p text:style-name="Text_20_body"/>
      <text:p text:style-name="P26">Wie in den vorherigen Kapiteln schon angeschnitten finden wir Anwendungen von Kryptologie in fast jedem Gebiet unseres Lebens wieder. <text:span text:style-name="T70">Wenn alleine der Weg zur Schule oder Arbeit in Betracht gezogen wird finden sich dort schon tausende Anwendungen, in denen Kryptologie eine Rolle spielen. Wenn sie sich die neuste Tageszeitung auf ihrem Handy angucken wird das Verifikationsverfahren der RSA-Methode verwendet, um sicherzustellen, dass diese Seite auch authentisch ist. Und auch dann müssen die Daten noch von der jeweiligen Seite zu ihrem Handy kommen.</text:span><text:span text:style-name="T70"><text:note text:id="ftn5" text:note-class="footnote"><text:note-citation>1</text:note-citation><text:note-body><text:p text:style-name="P76">Verschlüsselung <text:a xlink:type="simple" xlink:href="http://www.trojaner-und-sicherheit.de/security/verschluesselung.htm" text:style-name="Internet_20_link" text:visited-style-name="Visited_20_Internet_20_Link">http://www.trojaner-und-sicherheit.de/security/verschluesselung.htm</text:a> 19.03.2018</text:p></text:note-body></text:note></text:span><text:span text:style-name="T70"> Möglicherweise müssen sie sich auch zuvor noch bei der Seite anmelden und es will ja niemand, dass deren Passwort einfach so unverschlüsselt für jeden sichtbar durch das Internet geschickt wird.</text:span></text:p>
      <text:p text:style-name="P21">Somit wird das Hauptgebiet der Kryptologie deutlich. Und zwar die Sicherung von Daten, die im Internet ausgetauscht werden. Jedoch gibt das dabei immer noch Untergebiete. So gibt es beispielsweise die Unterteilung in Kryptologische Anwendungen, also solche, die darauf angesetzt sind einen möglichst sicheren und zugleich einfachen Algorithmus zu <text:span text:style-name="T115">finden, um</text:span> <text:span text:style-name="T80">Daten </text:span>zu <text:span text:style-name="T115">verschlüsseln</text:span>. Der Gegen<text:span text:style-name="T80">part</text:span> dieses Gebiets ist die Kryptoanalyse. Sie will genau das Gegenteilige. Sie versucht sich mit Möglichkeiten zum <text:span text:style-name="T115">Knacken</text:span> dieser Algorithmen auseinander zu setzen. <text:span text:style-name="T80">Jedoch können diese Themen nicht immer so unterteilt werden, dass sich eine Person nur mit dem Erfinden neuer Algorithmen auseinandersetzt und ein anderer versucht diese zu knacken, da es wichtig ist zu wissen, wie vorgegangen wird, um einen Algorithmus zu brechen, um einen Algorithmus zu erfinden, der vor diesen Methoden sicher ist. Außerdem werden die vorhandenen Algorithmen immer widergebrochen und das nicht nur öffentlich. Manche Länder besitzen sogar eigene Behörden zum Entwickeln solcher Algorithmen beziehungsweise zum Brechen von Algorithmen. Und mit dem wachsenden Potenzial der Computerleistung wird es auch immer schneller möglich das RSA-Verfahren zu lösen. In den letzten Jahren mussten die Schlüssel immer wieder verlängert werden. Aber welche Risiken gibt es schon heute?</text:span></text:p>
      <text:list xml:id="list195233578254103" text:continue-numbering="true" text:style-name="List_20_1">
        <text:list-item>
          <text:list>
            <text:list-item>
              <text:h text:style-name="P87" text:outline-level="2"><text:bookmark-start text:name="__RefHeading___Toc1758_1183244323"/>Risiken ohne Quanten-Computer<text:bookmark-end text:name="__RefHeading___Toc1758_1183244323"/></text:h>
            </text:list-item>
          </text:list>
        </text:list-item>
      </text:list>
      <text:p text:style-name="P67"/>
      <text:p text:style-name="P27">Wenn über Risiken in der Kryptologie gesprochen wird geht es fast immer um den Anwendungsbereich der Kryptoanalyse. Es wird versucht, mit verschiedenen Methoden, den Geheimtext in den Klartext umzuwandeln. <text:span text:style-name="T115">Wie schwierig es ist,</text:span> den Klartext herauszufinden hängt von den gegebenen Informationen ab. Es wird unterschieden zwischen verschiedenen Angriffsarten. </text:p>
      <text:p text:style-name="P28">Der Geheimtextangriff(“ciphertext-only attack“) beschränkt die Informationen auf alleine den Geheimtext. Keine anderen Informationen sind gegeben und es muss von ihm durch herausfinden des Schlüssels auf den Klartext geschlossen werden. <text:span text:style-name="T81">Wenn keine Regelmäßigkeiten im Geheimtext zu erkennen sind, bleibt nur eine Methode zum Herausfinden des Schlüssels und Klartextes. Der <text:s/>„Brute-Force-Angriff“, also der Angriff den Geheimtext mit brachialer Gewalt lesbar zu machen. Jedoch muss dabei nicht immer jede Möglichkeit des Schlüssels ausprobiert werden, da manche Methoden auch das Annähern an den Schlüssel erlauben.</text:span></text:p>
      <text:p text:style-name="P29">Ein anderer Weg ist der Klartextangriff(“known-plaintext attack“). Hier ist nicht nur der Geheimtext, sondern auch ein Teil des Klartextes gegeben. So kann mithilfe des, dann leicht herauszufindenden, Schlüssels der gesamte Geheimtext entschlüsselt werden.</text:p>
      <text:p text:style-name="P30">Dazu kommt noch die Möglichkeit den allgemeinen Schlüssel durch unterjubeln eines eigenen Klartextes herauszufinden(“chosen-plaintext attack“). Dabei muss dem Algorithmus ein Klartext gegeben werden, der dann verschlüsselt wird, wodurch auf den Schlüssel zu schließen ist.</text:p>
      <text:p text:style-name="P30">Diese drei Methoden sind nur drei von vielen<text:span text:style-name="T115"> und</text:span> es werden immer mehr entdeckt, die meist geheimgehalten werden.<text:span text:style-name="T115"> Weit</text:span> verbreitet ist auch der „Man in the middle“ Angriff. Dabei begibt sich der Angreifer entweder physisch<text:span text:style-name="T115"> oder</text:span> logisch in die Position zwischen den Kommunikationspartnern. Er versucht für beide das jeweilige Gegenüber darzustellen. So kann er die Daten entschlüsseln und manipulieren, ohne dass jemand etwas mitkriegt, solange keine Gegenmaßnahme, wie ein Protokoll, verwendet wird. Dabei greift er auf eben die oben genannten Möglichkeiten zur Entschlüsselung zurück.<text:note text:id="ftn6" text:note-class="footnote"><text:note-citation>1</text:note-citation><text:note-body><text:p text:style-name="P81"><text:span text:style-name="T58">Wobst, Reinhard(2001): Abenteuer Kryptologie Methoden, Risiken und Nutzen der Datenverschlüsselung </text:span>Vgl. S. 66f.</text:p></text:note-body></text:note></text:p>
      <text:list xml:id="list195235256552567" text:continue-numbering="true" text:style-name="List_20_1">
        <text:list-item>
          <text:h text:style-name="P93" text:outline-level="1"><text:bookmark-start text:name="__RefHeading___Toc1760_1183244323"/>Wie funktioniert <text:span text:style-name="T82">Quanteninformatik</text:span>?<text:bookmark-end text:name="__RefHeading___Toc1760_1183244323"/></text:h>
        </text:list-item>
      </text:list>
      <text:p text:style-name="P67"/>
      <text:p text:style-name="P31">Da nun die Funktionsweisen der Kryptologie bei herkömmlichen Computern bekannt ist lassen sich diese Mechaniken in die Welt der Physik übertragen. Bei der Quanteninformatik werden Phänomene aus dem Gebiet der Quantenmechanik <text:span text:style-name="T115">verwendet, um</text:span> Probleme zu lösen, die <text:span text:style-name="T83">mit dem herkömmlichen Computer nicht zu lösen sind.</text:span></text:p>
      <text:p text:style-name="P31"/>
      <text:list xml:id="list195234549618181" text:continue-numbering="true" text:style-name="List_20_1">
        <text:list-item>
          <text:list>
            <text:list-item>
              <text:h text:style-name="P88" text:outline-level="2"><text:bookmark-start text:name="__RefHeading___Toc1762_1183244323"/>Einfü<text:span text:style-name="T85">h</text:span>rung in die Quanteninformatik<text:bookmark-end text:name="__RefHeading___Toc1762_1183244323"/></text:h>
            </text:list-item>
          </text:list>
        </text:list-item>
      </text:list>
      <text:p text:style-name="Text_20_body"/>
      <text:p text:style-name="P32">In der Quanteninformatik gibt es verschiedenen Mechaniken der Physik, welche für das Verständnis dieser Kapitel wichtig sind.</text:p>
      <text:p text:style-name="P32"/>
      <text:p text:style-name="P32">Zum einen muss verstanden werden, dass die Vorstellung eines Computers auf die Arbeit mit Einsen und Nullen beschränkt <text:span text:style-name="T84">im Gebiet der Quanteninformatik nicht anwendbar ist</text:span>. Quantencomputer nutzen nämlich eine Mechanik, <text:span text:style-name="T84">die</text:span> Superposition genannt wird. Dabei <text:span text:style-name="T84">kann zum Beispiel</text:span> einem <text:span text:style-name="T84">Elektron kein eindeutiger Zustand zugeordnete werden, solange es nicht gemessen wurde. Ein Elektron hat immer einen bestimmten Spin. Dieser gibt den Eigendrehimpuls eines Teilchens an, welcher unendlich viele Ausrichtungen haben kann. So ein Elektron wird Qubit genannt und es kann ihm ein bestimmter Spin zugeordnet werden. Für die Einfachheit beschränken wir die Möglichkeiten mal auf hoch(1) oder runter(0) (“up“, “down“). So kann jedes Qubit die Position 1 oder 0 haben würde man denken. Jedoch überlagern sich die Zustände, sodass es für die jeweilige Möglichkeit eine bestimmte Wahrscheinlichkeit gibt, dass das Qubit so ausgerichtet ist. Dargestellt werden kann ein solcher Qubit, welcher als Zweizustandssystem gilt, mithilfe der Bloch-Kugel.</text:span></text:p>
      <text:p text:style-name="P32"/>
      <text:p text:style-name="P33">Die Kombination von 4 Bits kann bis zu 16 verschiedene Kombinationsmöglichkeiten haben, wobei nur eine wirklich gegeben sein kann. Die Kombination von 4 Qubits jedoch kann alle diese 16 <text:soft-page-break/>Kombinationsmöglichkeiten auf ein Mal haben. <text:span text:style-name="T116">Somit steigt die</text:span> Anzahl der Möglichkeiten exponential mit der Anzahl der Qubits. <text:span text:style-name="T86">n</text:span><text:span text:style-name="T87"> Qubits entsprechen also </text:span><text:span text:style-name="T87"><draw:frame draw:style-name="fr1" draw:name="Objekt6" text:anchor-type="as-char" svg:width="0.545cm" svg:height="0.527cm" draw:z-index="5"><draw:object xlink:href="./Object 6" xlink:type="simple" xlink:show="embed" xlink:actuate="onLoad"/><draw:image xlink:href="./ObjectReplacements/Object 6" xlink:type="simple" xlink:show="embed" xlink:actuate="onLoad"/></draw:frame></text:span><text:span text:style-name="T87">Möglichkeiten auf ein Mal</text:span>. <text:span text:style-name="T106">Für das Lösen von Problemen werden die Qubits durch Quantengatter so ausgerichtet, dass sich die Qubits in der Bloch-Kugel entweder aufheben, oder ergänzen, ähnlich wie Geräuschunterdrückende Kopfhörer.</text:span></text:p>
      <text:p text:style-name="P33"/>
      <text:p text:style-name="P34">Des <text:span text:style-name="T116">Weiteren</text:span> ist die Mechanik der Verschränkung ein wichtiger Bestandteil. Sie besagt, dass ein Qubit mit einem anderen verschränkt sein kann, und somit durch messen eine<text:span text:style-name="T116">s</text:span>, der Wert des anderen festgelegt wird. Verschränkte Qubits können so weit <text:span text:style-name="T116">voneinander</text:span> entfernt sein, wie man will. Diese Mechanik kann für Kommunikation über weite Strecken genutzt werden, aber <text:span text:style-name="T104">mehr </text:span>dazu in Kapitel 3.2.1.<text:note text:id="ftn7" text:note-class="footnote"><text:note-citation>1</text:note-citation><text:note-body><text:p text:style-name="P79">Vgl. A beginner‘s Guide To Quantum Computing <text:a xlink:type="simple" xlink:href="https://youtu.be/JRIPV0dPAd4" text:style-name="Internet_20_link" text:visited-style-name="Visited_20_Internet_20_Link">https://youtu.be/JRIPV0dPAd4</text:a> 20.01.2018</text:p></text:note-body></text:note></text:p>
      <text:p text:style-name="P34"/>
      <text:list xml:id="list195234282437410" text:continue-numbering="true" text:style-name="List_20_1">
        <text:list-item>
          <text:list>
            <text:list-item>
              <text:list>
                <text:list-item>
                  <text:h text:style-name="P95" text:outline-level="3"><text:bookmark-start text:name="__RefHeading___Toc1764_1183244323"/>Verschlüsselung und Entschlüsselung<text:bookmark-end text:name="__RefHeading___Toc1764_1183244323"/></text:h>
                </text:list-item>
              </text:list>
            </text:list-item>
          </text:list>
        </text:list-item>
      </text:list>
      <text:p text:style-name="Text_20_body"/>
      <text:p text:style-name="P36">Bei der Verschlüsselung im Bereich der Quanteninformatik geht alles auf das Messen der Qubits zurück. Durch <text:span text:style-name="T88">Quantenmechaniken</text:span> kann ein Qubit jede mögliche Ausrichtung haben. Es muss also entschieden werden, ob der Qubit horizontal, vertikal, oder <text:span text:style-name="T88">vertikal </text:span>gemessen werden soll. <text:span text:style-name="T88">Da diese Messung jedoch die Ausrichtung der Qubits verändern kann, weil diese ihre Ausrichtung ändern, wenn sie nicht zu dem passenden Messversuch passen, muss eine Möglichkeit gefunden werden, um die Mechanik richtig zu nutzen.</text:span></text:p>
      <text:p text:style-name="P36"/>
      <text:p text:style-name="P38">Da die Quantenmechanik jedoch nicht praktikabel zum wirklichen Ver- beziehungsweise Entschlüsseln ist, muss ein anderer Weg gefunden werden diese Mechanik anzuwenden. Somit wird der Quantencomputer meist zum <text:span text:style-name="T112">E</text:span>rstellen eines Sitzungsschlüssels verwendet, der dann zum Verschlüsseln genutzt wird, anstatt mit Quantenmechanik eine wirkliche Nachricht zu verschlüsseln.</text:p>
      <text:p text:style-name="P37"/>
      <text:p text:style-name="P37">Eine Anwendung dieses Schlüsselaustauschs ist das BB84 Protokoll.</text:p>
      <text:p text:style-name="P61"/>
      <text:list xml:id="list195234948806189" text:continue-numbering="true" text:style-name="List_20_1">
        <text:list-item>
          <text:list>
            <text:list-item>
              <text:list>
                <text:list-item>
                  <text:list>
                    <text:list-item>
                      <text:h text:style-name="P86" text:outline-level="4"><text:bookmark-start text:name="__RefHeading___Toc1766_1183244323"/>Das BB84 Protokoll<text:bookmark-end text:name="__RefHeading___Toc1766_1183244323"/></text:h>
                    </text:list-item>
                  </text:list>
                </text:list-item>
              </text:list>
            </text:list-item>
          </text:list>
        </text:list-item>
      </text:list>
      <text:p text:style-name="P68"/>
      <text:p text:style-name="P37">Das BB84 Protokoll ist eine einfache Anwendung der Quantenmechanik zum sicheren Austausch eines Schlüssels. Der Schlüssel kann dann zum <text:span text:style-name="T117">Verschlüsseln</text:span> einer Nachricht benutzt werden. <text:span text:style-name="T89">Im Folgenden wird davon ausgegangen, dass nicht versucht wird die Nachrichten abzuhören. Dieser Fall wird erst in Kapitel 3.1.2 angesprochen.</text:span></text:p>
      <text:p text:style-name="P37"/>
      <text:p text:style-name="P39">Zum <text:span text:style-name="T117">Erstellen</text:span> des Schlüssels wird eine zufällige Folge an Bits mit einer zufälligen Folge von Ausrichtungen von dem Sender <text:span text:style-name="T92">mithilfe von Quantengattern </text:span>zu Qubits „verschlüsselt“.</text:p>
      <text:p text:style-name="P39"/>
      <text:p text:style-name="P39">Dann werden diese Qubits über ein Quantennetzwerk an den Empfänger gesendet. <text:span text:style-name="T89">Da dieser die Ausrichtung der Qubits nicht kennt verwendet er wiederum eine zufällige Folge an Ausrichtungen des Messgeräts, um die Qubits zu messen. Dabei ist die Chance die richtige Ausrichtung zu wählen 50 %, da es nur 2 mögliche Ausrichtungen gibt.</text:span></text:p>
      <text:p text:style-name="P40"><text:span text:style-name="T117">Wenn die Ausrichtung mit der Ausrichtung des Senders übereinstimmt,</text:span> wird <text:span text:style-name="T117">derselbe</text:span> Wert des Bits herauskommen, den auch der Sender in den Qubit „verschlüsselt“ hat.</text:p>
      <text:p text:style-name="P40"><text:span text:style-name="T117">Wenn die Ausrichtung nicht übereinstimmt,</text:span> kann es sein, dass nicht der richtige Wert für den zugehörigen Bit herauskommt.</text:p>
      <text:p text:style-name="P40"/>
      <text:p text:style-name="P40">Nun sendet der Empfänger seine Wahl der Ausrichtungen an den Sender, welcher diese Wahl mit der eigenen vergleicht und die nicht passenden Ausrichtungen eliminiert. Danach sendet er die <text:span text:style-name="T90">Ergebnisse des Vergleichs an den Empfänger zurück.</text:span></text:p>
      <text:p text:style-name="P41">Da nun beide Parteien wissen, welche <text:span text:style-name="T118">Ausrichtung, die korrekte ist</text:span> können die richtig gemessenen Bits als Schlüssel verwendet <text:span text:style-name="T118">werden,</text:span> um Nachrichten zu ver- und entschlüsseln. Somit zählt dieses Verfahren zu dem symmetrischen Verschlüsselungsverfahren.<text:note text:id="ftn8" text:note-class="footnote"><text:note-citation>1</text:note-citation><text:note-body><text:p text:style-name="P75"><text:span text:style-name="T97">Vgl.</text:span><text:bookmark text:name="firstHeading"/><text:span text:style-name="T96">A3/Das BB84 Kryptographie Protokoll</text:span></text:p><text:p text:style-name="P75"><text:a xlink:type="simple" xlink:href="https://qig.itp.uni-hannover.de/quanth/index.php/A3/Das_BB84_Kryptographie_Protokoll" text:style-name="Internet_20_link" text:visited-style-name="Visited_20_Internet_20_Link">https://qig.itp.uni-hannover.de/quanth/index.php/A3/Das_BB84_Kryptographie_Protokoll</text:a> <text:span text:style-name="T97">18.03.2018</text:span></text:p></text:note-body></text:note></text:p>
      <text:list xml:id="list195235592112824" text:continue-numbering="true" text:style-name="List_20_1">
        <text:list-item>
          <text:list>
            <text:list-item>
              <text:list>
                <text:list-item>
                  <text:h text:style-name="P96" text:outline-level="3"><text:bookmark-start text:name="__RefHeading___Toc1772_1183244323"/>Risiken mit Quantencomputern<text:bookmark-end text:name="__RefHeading___Toc1772_1183244323"/></text:h>
                </text:list-item>
              </text:list>
            </text:list-item>
          </text:list>
        </text:list-item>
      </text:list>
      <text:p text:style-name="Text_20_body"/>
      <text:p text:style-name="P41">Wenn versucht würde <text:span text:style-name="T91">beim Austausch der Informationen beim BB84 Protokoll die Informationen mitzulesen kann es verschiedene Auswirkungen haben.</text:span></text:p>
      <text:p text:style-name="P54"><text:span text:style-name="T54">Zum einen kann es sein, dass der Lauscher die verschickten Qubits selber misst um herauszufinden, welche passen und welche nicht. Jedoch würden so die Qubits möglicherweise verändert, da er nur zu ca. </text:span><text:span text:style-name="T60">50 %</text:span><text:span text:style-name="T54"> der Fälle richtig liegt. Die dann weiter geschickten Daten wären dann schon manipuliert und beim Abgleich der Messeinstellungen würde auffallen, dass die Qubits zwischendurch gelesen wurden. </text:span><text:span text:style-name="T55">Dann würde das Protokoll von vorne beginnen um einen neuen Satz an Qubits zu erstellen. Damit wird auch eine große Sicherheitslücke des Protokolls sichtbar, da der Lauscher eine Art „</text:span><text:span text:style-name="T93">Denial-of-Service“ (DoS) </text:span><text:span text:style-name="T94">durchführen könnte, indem er dieses System, </text:span><text:span text:style-name="T95">das Zurücksetzen</text:span><text:span text:style-name="T94"> der ausgetauschten Informationen, provozieren würde.</text:span></text:p>
      <text:p text:style-name="P42">Außerdem ist es dem Lauscher nicht möglich eine Kopie der Qubits zu erstellen, da das „No-Cloning-Theorem“<text:note text:id="ftn9" text:note-class="footnote"><text:note-citation>1</text:note-citation><text:note-body><text:p text:style-name="Footnote"><text:span text:style-name="T97">Vgl. Einführung in Grundlagen und Protokolle der Quanteninformatik </text:span><text:a xlink:type="simple" xlink:href="http://www.physik.uni-leipzig.de/~uhlmann/PDF/CU98.pdf" text:style-name="Internet_20_link" text:visited-style-name="Visited_20_Internet_20_Link">http://www.physik.uni-leipzig.de/~uhlmann/PDF/CU98.pdf</text:a> <text:span text:style-name="T97">10.03.2018</text:span></text:p></text:note-body></text:note> <text:span text:style-name="T92">das Klonen von Qubits unmöglich macht.</text:span></text:p>
      <text:p text:style-name="P43">Somit ist ein Lauschen nur dann möglich, wenn der Lauscher zufällig alle Ausrichtungen richtig geraten hat, die mit der Ausrichtung übereinstimmen, die der Sender und Empfänger austauschen.</text:p>
      <text:p text:style-name="P45">Ein weiteres Protokoll E91<text:note text:id="ftn10" text:note-class="footnote"><text:note-citation>2</text:note-citation><text:note-body><text:p text:style-name="P77">Vgl. Will Quantum Computers break encryption? <text:a xlink:type="simple" xlink:href="https://youtu.be/6H_9l9N3IXU" text:style-name="Internet_20_link" text:visited-style-name="Visited_20_Internet_20_Link">https://youtu.be/6H_9l9N3IXU</text:a> 20.0<text:span text:style-name="T105">3</text:span>.2018</text:p></text:note-body></text:note> <text:span text:style-name="T100">verwendet die Verschränkung um die Möglichkeit von „Man in the middle“ Attacken zu umgehen. Durch Bellsche Ungleichheit können dann Qubits gefunden werden, die manipuliert wurden.</text:span></text:p>
      <text:p text:style-name="P45"/>
      <text:p text:style-name="P47">Um das heutzutage verwendete RSA Verfahren mit 1024<text:span text:style-name="T118"> oder</text:span> 2048 Bit Verschlüsselung in angemessener Zeit zu knacken würde ein Quantencomputer mit ebenfalls 1024 oder 2048 Qubits benötigt. Da diese Quantencomputer jedoch noch längst nicht <text:span text:style-name="T118">bereitstehen</text:span> ist der momentane Algorithmus noch sicher vor derartigen Kryptoanalyse-Verfahren.</text:p>
      <text:list xml:id="list195234749929284" text:continue-numbering="true" text:style-name="List_20_1">
        <text:list-item>
          <text:list>
            <text:list-item>
              <text:h text:style-name="P87" text:outline-level="2"><text:bookmark-start text:name="__RefHeading___Toc1774_1183244323"/>Wie weit ist die Quanteninformatik schon vorangeschritten?<text:bookmark-end text:name="__RefHeading___Toc1774_1183244323"/></text:h>
            </text:list-item>
          </text:list>
        </text:list-item>
      </text:list>
      <text:p text:style-name="Text_20_body"/>
      <text:p text:style-name="P49">Im Vergleich mit den Errungenschaften der „normalen“ Informatik, <text:span text:style-name="T103">vor allem bei den Computern, steht die Entwicklung der Quanteninformatik noch ganz am Anfang ihrer Entwicklung. Vor 17 Jahren gelang es die zahl 15 zu faktorisieren. Dies geschah mit einem 7-Qubit-Quantencomputer. Auf der CES 2018 stellte Intel einen Qubit-Test-Chip mit 49 Qubits vor. Dies ist ein neuer Meilenstein in der Branche.</text:span></text:p>
      <text:p text:style-name="P50">Jedoch ist dem Intel-Labs-Direktor Mike Mayberry zufolge ein Quantencomputer mit mindestens <text:span text:style-name="T118">eine Million</text:span> Qubits nötig um die Technik wirtschaftlich anzuwenden<text:span text:style-name="T118"> und bei der Frage, ob dieses Maß an Qubits wirklich in einem Quantencomputer verwendet werden können, sind sich die Wissenschaftler auch nicht einig.</text:span><text:span text:style-name="T118"><text:note text:id="ftn11" text:note-class="footnote"><text:note-citation>1</text:note-citation><text:note-body><text:p text:style-name="P80">Vgl. Quantencomputer. Intel erreicht Durchbruch bei Qubit.Chips <text:a xlink:type="simple" xlink:href="https://t3n.de/news/quantencomputer-intel-qubit-chips-905887/" text:style-name="Internet_20_link" text:visited-style-name="Visited_20_Internet_20_Link">https://t3n.de/news/quantencomputer-intel-qubit-chips-905887/</text:a> 20.03.2018</text:p></text:note-body></text:note></text:span></text:p>
      <text:p text:style-name="P50">Wenn es um das sichere <text:span text:style-name="T112">V</text:span>erschicken von Qubits geht können auch schon Erfolge verzeichnet werden. In China und Österreich existieren schon kleine Quant<text:span text:style-name="T112">en</text:span>netzwerke über die es schon gelungen ist das BB84 Protokoll durchzuführen.</text:p>
      <text:p text:style-name="P35"/>
      <text:p text:style-name="P35"/>
      <text:list xml:id="list195234414843375" text:continue-numbering="true" text:style-name="List_20_1">
        <text:list-item>
          <text:list>
            <text:list-item>
              <text:list>
                <text:list-item>
                  <text:h text:style-name="P95" text:outline-level="3"><text:bookmark-start text:name="__RefHeading___Toc1776_1183244323"/>Anwendungen von Quantencomputern<text:bookmark-end text:name="__RefHeading___Toc1776_1183244323"/></text:h>
                </text:list-item>
              </text:list>
            </text:list-item>
          </text:list>
        </text:list-item>
      </text:list>
      <text:p text:style-name="Text_20_body"/>
      <text:p text:style-name="P51"><text:span text:style-name="T112">D</text:span>ie heutigen Quantencomputer sind sehr spezialisiert auf ihren Anwendungsbereich. Aufgrund ihrer schnellen Rechenleistung werden sie für Dinge eingesetzt, für die normale Computer nicht schnell genug arbeiten können. Die <text:span text:style-name="T119">größten</text:span> Anwendungsbereiche sind die <text:span text:style-name="T56">Kryptoanalyse von Verschlüsselungsverfahren, </text:span><text:span text:style-name="T30">das Suchen in unsortierten Datenbanken, das Simulieren von physikalischen, chemischen und biologischen Vorgängen </text:span><text:span text:style-name="T57">für die Medizin</text:span><text:span text:style-name="T30">, als auch die Anwendung für neuronale Netze. Die Fortschritte in diesen Bereichen gehen nur langsam voran, aber </text:span><text:span text:style-name="T57">für die Wissenschaft wäre es eine große Errungenschaft, da viele Probleme gelöst werden könnten, vorallem in der Medizin.</text:span></text:p>
      <text:list xml:id="list195234427144388" text:continue-numbering="true" text:style-name="List_20_1">
        <text:list-item>
          <text:h text:style-name="P92" text:outline-level="1"><text:bookmark-start text:name="__RefHeading___Toc1778_1183244323"/>Fazit<text:bookmark-end text:name="__RefHeading___Toc1778_1183244323"/></text:h>
        </text:list-item>
      </text:list>
      <text:p text:style-name="Text_20_body"/>
      <text:p text:style-name="P48">Bei Betrachtung des momentanen Entwicklungsstandes der Quanteninformatik lässt sich sagen, dass <text:span text:style-name="T106">Quantencomputer es ermöglichen würden populäre Verschlüsselungsverfahren wie RSA schnell zu knacken, indem sie durch Quantenmechaniken den öffentlichen Schlüssel benutzen um an den privaten Schlüssel zu gelangen, was dafür sprechen würde, dass Quantencomputer das Ende der Datensicherheit im RSA System sind. Jedoch ist die Schnelligkeit dieses Verfahrens von der Anzahl der Qubits abhängig. Außerdem ergeben sich durch Quantencomputer neue Möglichkeiten Daten zu sichern. So ermöglichen es Quantenmechaniken den Schlüssel für ein symmetrisches Verschlüsselungsverfahren geheim auszutauschen, wodurch ein neues Niveau der Sicherheit erreicht werden könnte. Jedoch ist das bisherige Datennetz nicht für den Austausch von Qubits gemacht, weshalb ein neuartiges Netzwerk, das Quantennetz, erst noch gebaut werden muss.</text:span></text:p>
      <text:p text:style-name="P52">Außerdem stellen sich auch Wissenschaftler immer wieder die Frage, ob es überhaupt möglich ist Quantencomputer zu bauen, <text:span text:style-name="T120">die leistungsstark genug sind,</text:span> um die <text:span text:style-name="T120">benötigten</text:span> Rechenanforderungen für einen wirtschaftlichen Einsatz zu bewältigen. Dabei sollte jedoch beachtet werden, dass die Herstellung von herkömmlichen Computern bald an seine <text:span text:style-name="T113">G</text:span>renzen stoßen wird, da die schon jetzt vorhandenen Teile, sich der Atomgröße annähern. So sind die Transistoren in Computern schon nur noch <text:span text:style-name="T120">14 nm</text:span> groß und sollten sie noch weiter schrumpfen kann es dazu kommen, dass auch hier eine Mechanik der Quantenphysik in Spiel kommt. Und zwar der Tunneleffekt, welcher die Elektronen dazu bringen kann, dass sie die Barriere der Transistoren einfach <text:s/>überwinden. <text:span text:style-name="T114">Auf der Internetseite von IBM lassen sich schon Versuche mit Quantencomputern durchführen. Es wird auch ein Tutorial zum Umgang mit dem Interface bereitgestellt.</text:span><text:span text:style-name="T114"><text:note text:id="ftn12" text:note-class="footnote"><text:note-citation>1</text:note-citation><text:note-body><text:p text:style-name="P84"><text:a xlink:type="simple" xlink:href="https://quantumexperience.ng.bluemix.net/qx/tutorial?sectionId=beginners-guide&amp;page=introduction" text:style-name="Internet_20_link" text:visited-style-name="Visited_20_Internet_20_Link"><text:span text:style-name="T108">https://quantumexperience.ng.bluemix.net/qx/tutorial?sectionId=beginners-guide&amp;page=introduction</text:span></text:a><text:span text:style-name="T108"> </text:span><text:span text:style-name="T109">20.03.2018</text:span></text:p></text:note-body></text:note></text:span></text:p>
      <text:p text:style-name="P18"><text:span text:style-name="T107">Zuletzt bleibt nur zu sagen, dass</text:span> schon bekannte Angriffe mit der Verwendung von normalen Computern für unsere Daten gefährlicher <text:span text:style-name="T107">sind </text:span>als die noch recht schwachen Quantencomputer. Und auch Quantencomputer werden nicht das größte Problem von allen lösen. Die Schwachstelle Mensch.</text:p>
      <text:list xml:id="list195235263147361" text:continue-numbering="true" text:style-name="List_20_1">
        <text:list-item>
          <text:h text:style-name="P92" text:outline-level="1"><text:bookmark-start text:name="__RefHeading___Toc1886_1183244323"/>Literaturverzeichnis<text:bookmark-end text:name="__RefHeading___Toc1886_1183244323"/></text:h>
        </text:list-item>
      </text:list>
      <text:p text:style-name="P69">Buchquellen:</text:p>
      <text:p text:style-name="P44">Wobst, Reinhard(2001): Abenteuer Kryptologie Methoden, Risiken und Nutzen der Datenverschlüsselung</text:p>
      <text:p text:style-name="P44"/>
      <text:p text:style-name="P44">Singh, Simon(1999): Geheime Botschaften Die Kunst der Verschlüsselung von der Antike bis in die Zeit des <text:span text:style-name="T99">I</text:span>nternet</text:p>
      <text:p text:style-name="P44"/>
      <text:p text:style-name="P46">Internetseiten:</text:p>
      <text:p text:style-name="P46"/>
      <text:p text:style-name="Standard"><text:a xlink:type="simple" xlink:href="http://www.trojaner-und-sicherheit.de/security/verschluesselung.htm" text:style-name="Internet_20_link" text:visited-style-name="Visited_20_Internet_20_Link"><text:span text:style-name="T30">http://www.trojaner-und-sicherheit.de/security/verschluesselung.htm</text:span></text:a></text:p>
      <text:p text:style-name="P78"/>
      <text:p text:style-name="Standard"><text:a xlink:type="simple" xlink:href="https://qig.itp.uni-hannover.de/quanth/index.php/A3/Das_BB84_Kryptographie_Protokoll" text:style-name="Internet_20_link" text:visited-style-name="Visited_20_Internet_20_Link"><text:span text:style-name="T30">https://qig.itp.uni-hannover.de/quanth/index.php/A3/Das_BB84_Kryptographie_Protokoll</text:span></text:a></text:p>
      <text:p text:style-name="P2"/>
      <text:p text:style-name="Standard"><text:a xlink:type="simple" xlink:href="http://www.physik.uni-leipzig.de/~uhlmann/PDF/CU98.pdf" text:style-name="Internet_20_link" text:visited-style-name="Visited_20_Internet_20_Link"><text:span text:style-name="T30">http://www.physik.uni-leipzig.de/~uhlmann/PDF/CU98.pdf</text:span></text:a> </text:p>
      <text:p text:style-name="Standard"/>
      <text:p text:style-name="Standard"><text:a xlink:type="simple" xlink:href="https://t3n.de/news/quantencomputer-intel-qubit-chips-905887/" text:style-name="Internet_20_link" text:visited-style-name="Visited_20_Internet_20_Link"><text:span text:style-name="T30">https://t3n.de/news/quantencomputer-intel-qubit-chips-905887/</text:span></text:a> </text:p>
      <text:p text:style-name="Standard"/>
      <text:p text:style-name="Standard"><text:a xlink:type="simple" xlink:href="https://quantumexperience.ng.bluemix.net/qx/tutorial?sectionId=beginners-guide&amp;page=introduction" text:style-name="Internet_20_link" text:visited-style-name="Visited_20_Internet_20_Link"><text:span text:style-name="T30">https://quantumexperience.ng.bluemix.net/qx/tutorial?sectionId=beginners-guide&amp;page=introduction</text:span></text:a></text:p>
      <text:p text:style-name="P46"/>
      <text:p text:style-name="P46">Filme/Videos:</text:p>
      <text:p text:style-name="P46"/>
      <text:p text:style-name="Standard"><text:a xlink:type="simple" xlink:href="https://youtu.be/6H_9l9N3IXU" text:style-name="Internet_20_link" text:visited-style-name="Visited_20_Internet_20_Link"><text:span text:style-name="T30">https://youtu.be/6H_9l9N3IXU</text:span></text:a> </text:p>
      <text:p text:style-name="Standard"/>
      <text:p text:style-name="Standard"><text:a xlink:type="simple" xlink:href="https://youtu.be/JRIPV0dPAd4" text:style-name="Internet_20_link" text:visited-style-name="Visited_20_Internet_20_Link"><text:span text:style-name="T30">https://youtu.be/JRIPV0dPAd4</text:span></text:a> </text:p>
      <text:list xml:id="list195234118917361" text:continue-numbering="true" text:style-name="List_20_1">
        <text:list-item>
          <text:h text:style-name="P92" text:outline-level="1"><text:bookmark-start text:name="__RefHeading___Toc1888_1183244323"/>Erklärung zur selbstständigen Arbeit<text:bookmark-end text:name="__RefHeading___Toc1888_1183244323"/></text:h>
        </text:list-item>
      </text:list>
      <text:p text:style-name="Text_20_body"/>
      <text:p text:style-name="P20">Ich erkläre, dass ich die Facharbeit ohne fremde Hilfe angefertigt und nur die im Literatur- und Quellenverzeichnis angeführten Quellen und Hilfsmittel benutzt habe.</text:p>
      <text:p text:style-name="P20"/>
      <text:p text:style-name="P19"/>
      <text:p text:style-name="P19"/>
      <text:p text:style-name="P19">_____________________<text:tab/><text:tab/><text:tab/><text:tab/><text:tab/>_____________________<text:tab/></text:p>
      <text:p text:style-name="P19"><text:tab/>Ort, Datum<text:tab/><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Index" style:class="index" style:master-page-name="">
      <loext:graphic-properties draw:fill="none" draw:fill-color="#99ccff"/>
      <style:paragraph-properties fo:margin-left="0cm" fo:margin-right="0cm" fo:margin-top="0.499cm" fo:margin-bottom="0cm" loext:contextual-spacing="false" fo:text-align="justify" style:justify-single-word="false" fo:text-indent="0cm" style:auto-text-indent="false" style:page-number="auto" fo:background-color="transparent" style:shadow="none" style:writing-mode="page">
        <style:tab-stops>
          <style:tab-stop style:position="15cm" style:type="right" style:leader-style="dotted" style:leader-text="."/>
        </style:tab-stops>
      </style:paragraph-properties>
      <style:text-properties style:font-name="Arial1" fo:font-family="Arial" style:font-style-name="Standard"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List_20_1" style:class="text" style:master-page-name="">
      <style:paragraph-properties fo:margin-top="0.423cm" fo:margin-bottom="0.212cm" loext:contextual-spacing="false" style:page-number="auto"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List_20_1" style:class="text" style:master-page-name="">
      <loext:graphic-properties draw:fill="none" draw:fill-color="#99ccff"/>
      <style:paragraph-properties fo:margin-top="0.353cm" fo:margin-bottom="0.212cm" loext:contextual-spacing="false" style:page-number="auto" fo:background-color="transparent" style:shadow="non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loext:graphic-properties draw:fill="none" draw:fill-color="#99ccff"/>
      <style:paragraph-properties fo:margin-left="0.499cm" fo:margin-right="0cm" fo:margin-top="0.499cm" fo:margin-bottom="0cm" loext:contextual-spacing="false" fo:line-height="115%" fo:text-indent="0cm" style:auto-text-indent="false" style:page-number="auto" fo:background-color="transparent" style:shadow="none" style:writing-mode="page">
        <style:tab-stops>
          <style:tab-stop style:position="14.501cm" style:type="right" style:leader-style="dotted" style:leader-text="."/>
        </style:tab-stops>
      </style:paragraph-properties>
      <style:text-properties style:font-name="Arial1" fo:font-family="Arial" style:font-style-name="Standard" style:font-family-generic="swiss" style:font-pitch="variable" fo:font-size="14pt"/>
    </style:style>
    <style:style style:name="Heading_20_3" style:display-name="Heading 3" style:family="paragraph" style:parent-style-name="Heading" style:next-style-name="Text_20_body" style:default-outline-level="3" style:list-style-name="List_20_1" style:class="text">
      <style:paragraph-properties fo:margin-top="0.247cm" fo:margin-bottom="0.212cm" loext:contextual-spacing="false" style:writing-mode="pag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List_20_1" style:class="text" style:master-page-name="">
      <loext:graphic-properties draw:fill="none" draw:fill-color="#99ccff"/>
      <style:paragraph-properties fo:margin-top="0.212cm" fo:margin-bottom="0.212cm" loext:contextual-spacing="false" style:page-number="auto" fo:background-color="transparent" style:shadow="non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text-indent="0cm" style:auto-text-indent="false" style:page-number="auto" style:writing-mode="page">
        <style:tab-stops>
          <style:tab-stop style:position="13.503cm" style:type="right" style:leader-style="dotted" style:leader-text="."/>
        </style:tab-stops>
      </style:paragraph-properties>
      <style:text-properties style:font-name="Arial1" fo:font-family="Arial" style:font-style-name="Standard" style:font-family-generic="swiss" style:font-pitch="variable"/>
    </style:style>
    <style:style style:name="Title" style:family="paragraph" style:parent-style-name="Heading" style:next-style-name="Text_20_body" style:list-style-name="" style:class="chapter">
      <style:paragraph-properties fo:text-align="center" style:justify-single-word="false" style:writing-mode="pag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9cm" fo:text-indent="-0.3cm" fo:margin-left="0.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99cm" fo:text-indent="-0.3cm" fo:margin-left="1.1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99cm" fo:text-indent="-0.3cm" fo:margin-left="1.7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01cm" fo:text-indent="-0.3cm" fo:margin-left="2.10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01cm" fo:text-indent="-0.3cm" fo:margin-left="2.4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01cm" fo:text-indent="-0.3cm" fo:margin-left="2.7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cm" fo:text-indent="-0.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46406e" officeooo:paragraph-rsid="0046406e"/>
    </style:style>
    <style:page-layout style:name="Mpm1">
      <style:page-layout-properties fo:page-width="21.001cm" fo:page-height="29.7cm" style:num-format="1" style:print-orientation="portrait" fo:margin-top="2cm" fo:margin-bottom="2cm" fo:margin-left="4.001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 style:print-orientation="portrait" fo:margin-top="3cm" fo:margin-bottom="2cm" fo:margin-left="4.001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1" text:select-page="current">17</text:page-number>-</text:p>
      </style:header>
    </style:master-page>
    <style:master-page style:name="Index" style:page-layout-name="Mpm2" style:next-style-name="Standard"/>
    <style:master-page style:name="First_20_Page" style:display-name="First Page" style:page-layout-name="Mpm3" style:next-style-name="Standard">
      <style:header>
        <text:p text:style-name="Header"/>
      </style:header>
    </style:master-page>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1M12S</meta:editing-duration>
    <meta:editing-cycles>59</meta:editing-cycles>
    <meta:generator>LibreOffice/5.4.5.1$Windows_X86_64 LibreOffice_project/79c9829dd5d8054ec39a82dc51cd9eff340dbee8</meta:generator>
    <dc:date>2018-03-22T19:52:33.207000000</dc:date>
    <meta:print-date>2018-03-22T19:43:28.384000000</meta:print-date>
    <meta:document-statistic meta:table-count="0" meta:image-count="0" meta:object-count="6" meta:page-count="17" meta:paragraph-count="131" meta:word-count="3783" meta:character-count="28116" meta:non-whitespace-character-count="24369"/>
    <meta:user-defined meta:name="Info 1"/>
    <meta:user-defined meta:name="Info 2"/>
    <meta:user-defined meta:name="Info 3"/>
    <meta:user-defined meta:name="Info 4"/>
  </office:meta>
</office:document-meta>
</file>

<file path=Object 1/content.xml><?xml version="1.0" encoding="utf-8"?>
<math xmlns="http://www.w3.org/1998/Math/MathML" display="block">
  <semantics>
    <msup>
      <mn>2</mn>
      <mn>2048</mn>
    </msup>
    <annotation encoding="StarMath 5.0">	2^{2048}</annotation>
  </semantics>
</math>
</file>

<file path=Object 2/content.xml><?xml version="1.0" encoding="utf-8"?>
<math xmlns="http://www.w3.org/1998/Math/MathML" display="block">
  <semantics>
    <mrow>
      <mrow>
        <mi>C</mi>
        <mo stretchy="false">=</mo>
        <msup>
          <mi>M</mi>
          <mi>e</mi>
        </msup>
      </mrow>
      <mrow>
        <mo fence="true" stretchy="false">(</mo>
        <mrow>
          <mrow>
            <mi mathvariant="italic">mod</mi>
            <mrow>
              <mo fence="true" stretchy="false">(</mo>
              <mrow>
                <mi>N</mi>
              </mrow>
              <mo fence="true" stretchy="false">)</mo>
            </mrow>
          </mrow>
        </mrow>
        <mo fence="true" stretchy="false">)</mo>
      </mrow>
    </mrow>
    <annotation encoding="StarMath 5.0">C = M^e ( mod (N) )
</annotation>
  </semantics>
</math>
</file>

<file path=Object 3/content.xml><?xml version="1.0" encoding="utf-8"?>
<math xmlns="http://www.w3.org/1998/Math/MathML" display="block">
  <semantics>
    <mrow>
      <mi>φ</mi>
      <mrow>
        <mrow>
          <mo fence="true" stretchy="false">(</mo>
          <mrow>
            <mi>N</mi>
          </mrow>
          <mo fence="true" stretchy="false">)</mo>
        </mrow>
        <mo stretchy="false">=</mo>
        <mrow>
          <mrow>
            <mo fence="true" stretchy="false">(</mo>
            <mrow>
              <mrow>
                <mi>p</mi>
                <mo stretchy="false">−</mo>
                <mn>1</mn>
              </mrow>
            </mrow>
            <mo fence="true" stretchy="false">)</mo>
          </mrow>
          <mo stretchy="false">∗</mo>
          <mrow>
            <mo fence="true" stretchy="false">(</mo>
            <mrow>
              <mrow>
                <mi>q</mi>
                <mo stretchy="false">−</mo>
                <mn>1</mn>
              </mrow>
            </mrow>
            <mo fence="true" stretchy="false">)</mo>
          </mrow>
        </mrow>
        <mo stretchy="false">=</mo>
        <mi>e</mi>
      </mrow>
    </mrow>
    <annotation encoding="StarMath 5.0">φ(N) = (p-1)*(q-1) = e
</annotation>
  </semantics>
</math>
</file>

<file path=Object 4/content.xml><?xml version="1.0" encoding="utf-8"?>
<math xmlns="http://www.w3.org/1998/Math/MathML" display="block">
  <semantics>
    <mrow>
      <mrow>
        <mrow>
          <mi>e</mi>
          <mo stretchy="false">∗</mo>
          <mi>d</mi>
        </mrow>
        <mo stretchy="false">=</mo>
        <mn>1</mn>
      </mrow>
      <mrow>
        <mo fence="true" stretchy="false">(</mo>
        <mrow>
          <mrow>
            <mi mathvariant="italic">mod</mi>
            <mrow>
              <mrow>
                <mo fence="true" stretchy="false">(</mo>
                <mrow>
                  <mrow>
                    <mi>p</mi>
                    <mi>–</mi>
                    <mn>1</mn>
                  </mrow>
                </mrow>
                <mo fence="true" stretchy="false">)</mo>
              </mrow>
              <mo stretchy="false">∗</mo>
              <mrow>
                <mo fence="true" stretchy="false">(</mo>
                <mrow>
                  <mrow>
                    <mi>q</mi>
                    <mi>–</mi>
                    <mn>1</mn>
                  </mrow>
                </mrow>
                <mo fence="true" stretchy="false">)</mo>
              </mrow>
            </mrow>
          </mrow>
        </mrow>
        <mo fence="true" stretchy="false">)</mo>
      </mrow>
    </mrow>
    <annotation encoding="StarMath 5.0">e * d = 1(mod(p – 1) * (q – 1))</annotation>
  </semantics>
</math>
</file>

<file path=Object 5/content.xml><?xml version="1.0" encoding="utf-8"?>
<math xmlns="http://www.w3.org/1998/Math/MathML" display="block">
  <semantics>
    <mrow>
      <mrow>
        <mi>M</mi>
        <mo stretchy="false">=</mo>
        <msup>
          <mi>C</mi>
          <mi>d</mi>
        </msup>
      </mrow>
      <mrow>
        <mo fence="true" stretchy="false">(</mo>
        <mrow>
          <mrow>
            <mi mathvariant="italic">mod</mi>
            <mrow>
              <mo fence="true" stretchy="false">(</mo>
              <mrow>
                <mi>N</mi>
              </mrow>
              <mo fence="true" stretchy="false">)</mo>
            </mrow>
          </mrow>
        </mrow>
        <mo fence="true" stretchy="false">)</mo>
      </mrow>
    </mrow>
    <annotation encoding="StarMath 5.0">M = C^d(mod(N))</annotation>
  </semantics>
</math>
</file>

<file path=Object 6/content.xml><?xml version="1.0" encoding="utf-8"?>
<math xmlns="http://www.w3.org/1998/Math/MathML" display="block">
  <semantics>
    <msup>
      <mn>2</mn>
      <mi>n</mi>
    </msup>
    <annotation encoding="StarMath 5.0">2^n</annotation>
  </semantics>
</math>
</file>